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30.62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24.17mm"/>
    </style:style>
    <style:style style:name="co13" style:family="table-column">
      <style:table-column-properties fo:break-before="auto" style:column-width="26.88mm"/>
    </style:style>
    <style:style style:name="co14" style:family="table-column">
      <style:table-column-properties fo:break-before="auto" style:column-width="21.8mm"/>
    </style:style>
    <style:style style:name="co15" style:family="table-column">
      <style:table-column-properties fo:break-before="auto" style:column-width="28.93mm"/>
    </style:style>
    <style:style style:name="co16" style:family="table-column">
      <style:table-column-properties fo:break-before="auto" style:column-width="7.25mm"/>
    </style:style>
    <style:style style:name="co17" style:family="table-column">
      <style:table-column-properties fo:break-before="auto" style:column-width="36.62mm"/>
    </style:style>
    <style:style style:name="co18" style:family="table-column">
      <style:table-column-properties fo:break-before="auto" style:column-width="36.34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7.76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6.83mm" fo:break-before="auto" style:use-optimal-row-height="true"/>
    </style:style>
    <style:style style:name="ro8" style:family="table-row">
      <style:table-row-properties style:row-height="12.96mm" fo:break-before="auto" style:use-optimal-row-height="tru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7" style:family="table-cell" style:parent-style-name="Default"/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padding="0.71mm"/>
    </style:style>
    <style:style style:name="ce12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6">
      <style:table-cell-properties style:diagonal-bl-tr="none" style:diagonal-tl-br="none" fo:border="none" fo:padding="0.71mm" style:rotation-align="none"/>
    </style:style>
    <style:style style:name="ce19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0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50" style:family="table-cell" style:parent-style-name="Default" style:data-style-name="N36"/>
    <style:style style:name="ce22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8" style:family="table-cell" style:parent-style-name="Default">
      <style:text-properties style:font-name="Liberation Serif" fo:font-size="14pt" fo:language="none" fo:country="none" style:font-name-asian="Segoe UI" style:font-size-asian="14pt" style:language-asian="none" style:country-asian="none" style:font-name-complex="Tahoma" style:font-size-complex="14pt" style:language-complex="none" style:country-complex="none"/>
    </style:style>
    <style:style style:name="ce14" style:family="table-cell" style:parent-style-name="Default" style:data-style-name="N11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" style:family="table-cell" style:parent-style-name="Default" style:data-style-name="N118">
      <style:table-cell-properties fo:padding="0.71mm"/>
    </style:style>
    <style:style style:name="ce13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59" style:family="table-cell" style:parent-style-name="Default" style:data-style-name="N39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) Ile zarabiają pracownicy zatrudnieni w oddziale "Niemcy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2) Jaka jest średnia stawka godzinowa pracowników zatrudnionych w departamencie "Rajdy Wodne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5) W arkuszu "Wyniki" w komórce B5 wstaw formułę, która policzy ilu pracowników zarabia powyżej 300 zł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) W kolumnie "L" w arkuszu "Lista" wstaw funkcję wyliczającą, ile dni od momentu zatrudnienia pracuje każda z osób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a) W kolumnie "M" wstaw funkcję, która przyznaje pracownikowi 30% premii, jeżeli pracuje dłużej niż 8000 dni i 40% jeżeli pracuje dłużej niż 9500 dn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b) W komórce "B6" arkusza "Wyniki" wstaw funkcję, która podaje ilu pracowników dostało premię.</text:p>
          </table:table-cell>
          <table:table-cell table:style-name="ce3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2"/>
        <table:table-column table:style-name="co2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2" table:number-columns-repeated="2" table:default-cell-style-name="Default"/>
        <table:table-column table:style-name="co15" table:number-columns-repeated="2" table:default-cell-style-name="Default"/>
        <table:table-column table:style-name="co2" table:number-columns-repeated="1007" table:default-cell-style-name="Default"/>
        <table:table-row table:style-name="ro3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style-name="ce16" office:value-type="string" calcext:value-type="string">
            <text:p>6b</text:p>
          </table:table-cell>
          <table:table-cell table:style-name="ce16"/>
          <table:table-cell table:number-columns-repeated="2"/>
          <table:table-cell table:style-name="ce4" office:value-type="string" calcext:value-type="string">
            <text:p>DEPART</text:p>
          </table:table-cell>
          <table:table-cell table:style-name="ce8" office:value-type="string" calcext:value-type="string">
            <text:p>PŁACA BRUTTO</text:p>
          </table:table-cell>
          <table:table-cell/>
          <table:table-cell table:style-name="ce8" office:value-type="string" calcext:value-type="string">
            <text:p>PREMIA</text:p>
          </table:table-cell>
          <table:table-cell table:number-columns-repeated="100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]*[.H2]" office:value-type="float" office:value="443.75" calcext:value-type="float">
            <text:p>443,75 zł</text:p>
          </table:table-cell>
          <table:table-cell table:style-name="ce11" table:formula="of:=DATEDIF([.F2];TODAY();&quot;d&quot;)" office:value-type="float" office:value="11837" calcext:value-type="float">
            <text:p>11837</text:p>
          </table:table-cell>
          <table:table-cell table:style-name="ce12" table:formula="of:=IF([.J2]&gt;9500;[.I2]*0.4;[.I2]*0.3)" office:value-type="float" office:value="177.5" calcext:value-type="float">
            <text:p>177,50 <text:s text:c="4"/></text:p>
          </table:table-cell>
          <table:table-cell table:style-name="ce45" table:formula="of:=DCOUNTA([$Lista.A1:$Lista.K95];[$Lista.K1];[$Lista.S1:$Lista.S2])" office:value-type="date" office:date-value="1900-04-03" calcext:value-type="date">
            <text:p>3.04.1900</text:p>
          </table:table-cell>
          <table:table-cell table:style-name="ce16"/>
          <table:table-cell table:style-name="ce6" office:value-type="date" office:date-value="2019-05-22" calcext:value-type="date">
            <text:p>22 V 19</text:p>
          </table:table-cell>
          <table:table-cell/>
          <table:table-cell table:style-name="ce3" office:value-type="string" calcext:value-type="string">
            <text:p>Rajdy Dziecinne</text:p>
          </table:table-cell>
          <table:table-cell table:style-name="ce3" office:value-type="string" calcext:value-type="string">
            <text:p>&gt;300</text:p>
          </table:table-cell>
          <table:table-cell/>
          <table:table-cell table:style-name="ce50" office:value-type="string" calcext:value-type="string">
            <text:p>&gt;0</text:p>
          </table:table-cell>
          <table:table-cell table:number-columns-repeated="100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3]*[.H3]" office:value-type="float" office:value="472.15" calcext:value-type="float">
            <text:p>472,15 zł</text:p>
          </table:table-cell>
          <table:table-cell table:style-name="ce11" table:formula="of:=DATEDIF([.F3];TODAY();&quot;d&quot;)" office:value-type="float" office:value="12374" calcext:value-type="float">
            <text:p>12374</text:p>
          </table:table-cell>
          <table:table-cell table:style-name="ce12" table:formula="of:=IF([.J3]&gt;9500;[.I3]*0.4;[.I3]*0.3)" office:value-type="float" office:value="188.86" calcext:value-type="float">
            <text:p>188,86 <text:s text:c="4"/></text:p>
          </table:table-cell>
          <table:table-cell table:style-name="ce45"/>
          <table:table-cell table:style-name="ce16"/>
          <table:table-cell table:number-columns-repeated="2"/>
          <table:table-cell table:style-name="ce4"/>
          <table:table-cell table:number-columns-repeated="100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4]*[.H4]" office:value-type="float" office:value="703.5" calcext:value-type="float">
            <text:p>703,50 zł</text:p>
          </table:table-cell>
          <table:table-cell table:style-name="ce11" table:formula="of:=DATEDIF([.F4];TODAY();&quot;d&quot;)" office:value-type="float" office:value="10527" calcext:value-type="float">
            <text:p>10527</text:p>
          </table:table-cell>
          <table:table-cell table:style-name="ce12" table:formula="of:=IF([.J4]&gt;9500;[.I4]*0.4;[.I4]*0.3)" office:value-type="float" office:value="281.4" calcext:value-type="float">
            <text:p>281,40 <text:s text:c="4"/></text:p>
          </table:table-cell>
          <table:table-cell table:style-name="ce45"/>
          <table:table-cell table:style-name="ce16"/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5]*[.H5]" office:value-type="float" office:value="350" calcext:value-type="float">
            <text:p>350,00 zł</text:p>
          </table:table-cell>
          <table:table-cell table:style-name="ce11" table:formula="of:=DATEDIF([.F5];TODAY();&quot;d&quot;)" office:value-type="float" office:value="11306" calcext:value-type="float">
            <text:p>11306</text:p>
          </table:table-cell>
          <table:table-cell table:style-name="ce12" table:formula="of:=IF([.J5]&gt;9500;[.I5]*0.4;[.I5]*0.3)" office:value-type="float" office:value="140" calcext:value-type="float">
            <text:p>140,00 <text:s text:c="4"/></text:p>
          </table:table-cell>
          <table:table-cell table:style-name="ce45"/>
          <table:table-cell table:style-name="ce19"/>
          <table:table-cell table:number-columns-repeated="101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7-12" calcext:value-type="date">
            <text:p>12 VI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6]*[.H6]" office:value-type="float" office:value="504" calcext:value-type="float">
            <text:p>504,00 zł</text:p>
          </table:table-cell>
          <table:table-cell table:style-name="ce11" table:formula="of:=DATEDIF([.F6];TODAY();&quot;d&quot;)" office:value-type="float" office:value="13098" calcext:value-type="float">
            <text:p>13098</text:p>
          </table:table-cell>
          <table:table-cell table:style-name="ce12" table:formula="of:=IF([.J6]&gt;9500;[.I6]*0.4;[.I6]*0.3)" office:value-type="float" office:value="201.6" calcext:value-type="float">
            <text:p>201,6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06-05" calcext:value-type="date">
            <text:p>5 VI 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]*[.H7]" office:value-type="float" office:value="840" calcext:value-type="float">
            <text:p>840,00 zł</text:p>
          </table:table-cell>
          <table:table-cell table:style-name="ce11" table:formula="of:=DATEDIF([.F7];TODAY();&quot;d&quot;)" office:value-type="float" office:value="11674" calcext:value-type="float">
            <text:p>11674</text:p>
          </table:table-cell>
          <table:table-cell table:style-name="ce12" table:formula="of:=IF([.J7]&gt;9500;[.I7]*0.4;[.I7]*0.3)" office:value-type="float" office:value="336" calcext:value-type="float">
            <text:p>336,0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8]*[.H8]" office:value-type="float" office:value="423.5" calcext:value-type="float">
            <text:p>423,50 zł</text:p>
          </table:table-cell>
          <table:table-cell table:style-name="ce11" table:formula="of:=DATEDIF([.F8];TODAY();&quot;d&quot;)" office:value-type="float" office:value="11042" calcext:value-type="float">
            <text:p>11042</text:p>
          </table:table-cell>
          <table:table-cell table:style-name="ce12" table:formula="of:=IF([.J8]&gt;9500;[.I8]*0.4;[.I8]*0.3)" office:value-type="float" office:value="169.4" calcext:value-type="float">
            <text:p>169,4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9]*[.H9]" office:value-type="float" office:value="860" calcext:value-type="float">
            <text:p>860,00 zł</text:p>
          </table:table-cell>
          <table:table-cell table:style-name="ce11" table:formula="of:=DATEDIF([.F9];TODAY();&quot;d&quot;)" office:value-type="float" office:value="13186" calcext:value-type="float">
            <text:p>13186</text:p>
          </table:table-cell>
          <table:table-cell table:style-name="ce12" table:formula="of:=IF([.J9]&gt;9500;[.I9]*0.4;[.I9]*0.3)" office:value-type="float" office:value="344" calcext:value-type="float">
            <text:p>344,0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2-01" calcext:value-type="date">
            <text:p>1 II 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0]*[.H10]" office:value-type="float" office:value="472.15" calcext:value-type="float">
            <text:p>472,15 zł</text:p>
          </table:table-cell>
          <table:table-cell table:style-name="ce11" table:formula="of:=DATEDIF([.F10];TODAY();&quot;d&quot;)" office:value-type="float" office:value="10702" calcext:value-type="float">
            <text:p>10702</text:p>
          </table:table-cell>
          <table:table-cell table:style-name="ce12" table:formula="of:=IF([.J10]&gt;9500;[.I10]*0.4;[.I10]*0.3)" office:value-type="float" office:value="188.86" calcext:value-type="float">
            <text:p>188,86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11]*[.H11]" office:value-type="float" office:value="860" calcext:value-type="float">
            <text:p>860,00 zł</text:p>
          </table:table-cell>
          <table:table-cell table:style-name="ce11" table:formula="of:=DATEDIF([.F11];TODAY();&quot;d&quot;)" office:value-type="float" office:value="10370" calcext:value-type="float">
            <text:p>10370</text:p>
          </table:table-cell>
          <table:table-cell table:style-name="ce12" table:formula="of:=IF([.J11]&gt;9500;[.I11]*0.4;[.I11]*0.3)" office:value-type="float" office:value="344" calcext:value-type="float">
            <text:p>344,0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08" calcext:value-type="date">
            <text:p>8 V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2]*[.H12]" office:value-type="float" office:value="472.15" calcext:value-type="float">
            <text:p>472,15 zł</text:p>
          </table:table-cell>
          <table:table-cell table:style-name="ce11" table:formula="of:=DATEDIF([.F12];TODAY();&quot;d&quot;)" office:value-type="float" office:value="12705" calcext:value-type="float">
            <text:p>12705</text:p>
          </table:table-cell>
          <table:table-cell table:style-name="ce12" table:formula="of:=IF([.J12]&gt;9500;[.I12]*0.4;[.I12]*0.3)" office:value-type="float" office:value="188.86" calcext:value-type="float">
            <text:p>188,86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04-05" calcext:value-type="date">
            <text:p>5 IV 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13]*[.H13]" office:value-type="float" office:value="176" calcext:value-type="float">
            <text:p>176,00 zł</text:p>
          </table:table-cell>
          <table:table-cell table:style-name="ce11" table:formula="of:=DATEDIF([.F13];TODAY();&quot;d&quot;)" office:value-type="float" office:value="10639" calcext:value-type="float">
            <text:p>10639</text:p>
          </table:table-cell>
          <table:table-cell table:style-name="ce12" table:formula="of:=IF([.J13]&gt;9500;[.I13]*0.4;[.I13]*0.3)" office:value-type="float" office:value="70.4" calcext:value-type="float">
            <text:p>70,4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14]*[.H14]" office:value-type="float" office:value="443.75" calcext:value-type="float">
            <text:p>443,75 zł</text:p>
          </table:table-cell>
          <table:table-cell table:style-name="ce11" table:formula="of:=DATEDIF([.F14];TODAY();&quot;d&quot;)" office:value-type="float" office:value="12535" calcext:value-type="float">
            <text:p>12535</text:p>
          </table:table-cell>
          <table:table-cell table:style-name="ce12" table:formula="of:=IF([.J14]&gt;9500;[.I14]*0.4;[.I14]*0.3)" office:value-type="float" office:value="177.5" calcext:value-type="float">
            <text:p>177,5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05-12" calcext:value-type="date">
            <text:p>12 V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15]*[.H15]" office:value-type="float" office:value="288.8" calcext:value-type="float">
            <text:p>288,80 zł</text:p>
          </table:table-cell>
          <table:table-cell table:style-name="ce11" table:formula="of:=DATEDIF([.F15];TODAY();&quot;d&quot;)" office:value-type="float" office:value="11332" calcext:value-type="float">
            <text:p>11332</text:p>
          </table:table-cell>
          <table:table-cell table:style-name="ce12" table:formula="of:=IF([.J15]&gt;9500;[.I15]*0.4;[.I15]*0.3)" office:value-type="float" office:value="115.52" calcext:value-type="float">
            <text:p>115,52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16]*[.H16]" office:value-type="float" office:value="504" calcext:value-type="float">
            <text:p>504,00 zł</text:p>
          </table:table-cell>
          <table:table-cell table:style-name="ce11" table:formula="of:=DATEDIF([.F16];TODAY();&quot;d&quot;)" office:value-type="float" office:value="11669" calcext:value-type="float">
            <text:p>11669</text:p>
          </table:table-cell>
          <table:table-cell table:style-name="ce12" table:formula="of:=IF([.J16]&gt;9500;[.I16]*0.4;[.I16]*0.3)" office:value-type="float" office:value="201.6" calcext:value-type="float">
            <text:p>201,6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1" calcext:value-type="date">
            <text:p>11 X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7]*[.H17]" office:value-type="float" office:value="472.15" calcext:value-type="float">
            <text:p>472,15 zł</text:p>
          </table:table-cell>
          <table:table-cell table:style-name="ce11" table:formula="of:=DATEDIF([.F17];TODAY();&quot;d&quot;)" office:value-type="float" office:value="11911" calcext:value-type="float">
            <text:p>11911</text:p>
          </table:table-cell>
          <table:table-cell table:style-name="ce12" table:formula="of:=IF([.J17]&gt;9500;[.I17]*0.4;[.I17]*0.3)" office:value-type="float" office:value="188.86" calcext:value-type="float">
            <text:p>188,86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5-05-07" calcext:value-type="date">
            <text:p>7 V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8]*[.H18]" office:value-type="float" office:value="880" calcext:value-type="float">
            <text:p>880,00 zł</text:p>
          </table:table-cell>
          <table:table-cell table:style-name="ce11" table:formula="of:=DATEDIF([.F18];TODAY();&quot;d&quot;)" office:value-type="float" office:value="12433" calcext:value-type="float">
            <text:p>12433</text:p>
          </table:table-cell>
          <table:table-cell table:style-name="ce12" table:formula="of:=IF([.J18]&gt;9500;[.I18]*0.4;[.I18]*0.3)" office:value-type="float" office:value="352" calcext:value-type="float">
            <text:p>352,0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12-19" calcext:value-type="date">
            <text:p>19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9]*[.H19]" office:value-type="float" office:value="880" calcext:value-type="float">
            <text:p>880,00 zł</text:p>
          </table:table-cell>
          <table:table-cell table:style-name="ce11" table:formula="of:=DATEDIF([.F19];TODAY();&quot;d&quot;)" office:value-type="float" office:value="11477" calcext:value-type="float">
            <text:p>11477</text:p>
          </table:table-cell>
          <table:table-cell table:style-name="ce12" table:formula="of:=IF([.J19]&gt;9500;[.I19]*0.4;[.I19]*0.3)" office:value-type="float" office:value="352" calcext:value-type="float">
            <text:p>352,0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6-23" calcext:value-type="date">
            <text:p>23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20]*[.H20]" office:value-type="float" office:value="600" calcext:value-type="float">
            <text:p>600,00 zł</text:p>
          </table:table-cell>
          <table:table-cell table:style-name="ce11" table:formula="of:=DATEDIF([.F20];TODAY();&quot;d&quot;)" office:value-type="float" office:value="11656" calcext:value-type="float">
            <text:p>11656</text:p>
          </table:table-cell>
          <table:table-cell table:style-name="ce12" table:formula="of:=IF([.J20]&gt;9500;[.I20]*0.4;[.I20]*0.3)" office:value-type="float" office:value="240" calcext:value-type="float">
            <text:p>240,0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1]*[.H21]" office:value-type="float" office:value="443.75" calcext:value-type="float">
            <text:p>443,75 zł</text:p>
          </table:table-cell>
          <table:table-cell table:style-name="ce11" table:formula="of:=DATEDIF([.F21];TODAY();&quot;d&quot;)" office:value-type="float" office:value="11993" calcext:value-type="float">
            <text:p>11993</text:p>
          </table:table-cell>
          <table:table-cell table:style-name="ce12" table:formula="of:=IF([.J21]&gt;9500;[.I21]*0.4;[.I21]*0.3)" office:value-type="float" office:value="177.5" calcext:value-type="float">
            <text:p>177,5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2-17" calcext:value-type="date">
            <text:p>17 II 84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22]*[.H22]" office:value-type="float" office:value="213" calcext:value-type="float">
            <text:p>213,00 zł</text:p>
          </table:table-cell>
          <table:table-cell table:style-name="ce11" table:formula="of:=DATEDIF([.F22];TODAY();&quot;d&quot;)" office:value-type="float" office:value="12878" calcext:value-type="float">
            <text:p>12878</text:p>
          </table:table-cell>
          <table:table-cell table:style-name="ce12" table:formula="of:=IF([.J22]&gt;9500;[.I22]*0.4;[.I22]*0.3)" office:value-type="float" office:value="85.2" calcext:value-type="float">
            <text:p>85,2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2-02" calcext:value-type="date">
            <text:p>2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23]*[.H23]" office:value-type="float" office:value="350" calcext:value-type="float">
            <text:p>350,00 zł</text:p>
          </table:table-cell>
          <table:table-cell table:style-name="ce11" table:formula="of:=DATEDIF([.F23];TODAY();&quot;d&quot;)" office:value-type="float" office:value="12893" calcext:value-type="float">
            <text:p>12893</text:p>
          </table:table-cell>
          <table:table-cell table:style-name="ce12" table:formula="of:=IF([.J23]&gt;9500;[.I23]*0.4;[.I23]*0.3)" office:value-type="float" office:value="140" calcext:value-type="float">
            <text:p>140,0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4]*[.H24]" office:value-type="float" office:value="780" calcext:value-type="float">
            <text:p>780,00 zł</text:p>
          </table:table-cell>
          <table:table-cell table:style-name="ce11" table:formula="of:=DATEDIF([.F24];TODAY();&quot;d&quot;)" office:value-type="float" office:value="13954" calcext:value-type="float">
            <text:p>13954</text:p>
          </table:table-cell>
          <table:table-cell table:style-name="ce12" table:formula="of:=IF([.J24]&gt;9500;[.I24]*0.4;[.I24]*0.3)" office:value-type="float" office:value="312" calcext:value-type="float">
            <text:p>312,0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25]*[.H25]" office:value-type="float" office:value="860" calcext:value-type="float">
            <text:p>860,00 zł</text:p>
          </table:table-cell>
          <table:table-cell table:style-name="ce11" table:formula="of:=DATEDIF([.F25];TODAY();&quot;d&quot;)" office:value-type="float" office:value="12827" calcext:value-type="float">
            <text:p>12827</text:p>
          </table:table-cell>
          <table:table-cell table:style-name="ce12" table:formula="of:=IF([.J25]&gt;9500;[.I25]*0.4;[.I25]*0.3)" office:value-type="float" office:value="344" calcext:value-type="float">
            <text:p>344,0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26]*[.H26]" office:value-type="float" office:value="620" calcext:value-type="float">
            <text:p>620,00 zł</text:p>
          </table:table-cell>
          <table:table-cell table:style-name="ce11" table:formula="of:=DATEDIF([.F26];TODAY();&quot;d&quot;)" office:value-type="float" office:value="10780" calcext:value-type="float">
            <text:p>10780</text:p>
          </table:table-cell>
          <table:table-cell table:style-name="ce12" table:formula="of:=IF([.J26]&gt;9500;[.I26]*0.4;[.I26]*0.3)" office:value-type="float" office:value="248" calcext:value-type="float">
            <text:p>248,0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Theodore</text:p>
          </table:table-cell>
          <table:table-cell table:style-name="ce3" office:value-type="string" calcext:value-type="string">
            <text:p>Ness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8-04" calcext:value-type="date">
            <text:p>4 VIII 91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27]*[.H27]" office:value-type="float" office:value="176" calcext:value-type="float">
            <text:p>176,00 zł</text:p>
          </table:table-cell>
          <table:table-cell table:style-name="ce11" table:formula="of:=DATEDIF([.F27];TODAY();&quot;d&quot;)" office:value-type="float" office:value="10153" calcext:value-type="float">
            <text:p>10153</text:p>
          </table:table-cell>
          <table:table-cell table:style-name="ce12" table:formula="of:=IF([.J27]&gt;9500;[.I27]*0.4;[.I27]*0.3)" office:value-type="float" office:value="70.4" calcext:value-type="float">
            <text:p>70,4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8]*[.H28]" office:value-type="float" office:value="780" calcext:value-type="float">
            <text:p>780,00 zł</text:p>
          </table:table-cell>
          <table:table-cell table:style-name="ce11" table:formula="of:=DATEDIF([.F28];TODAY();&quot;d&quot;)" office:value-type="float" office:value="12248" calcext:value-type="float">
            <text:p>12248</text:p>
          </table:table-cell>
          <table:table-cell table:style-name="ce12" table:formula="of:=IF([.J28]&gt;9500;[.I28]*0.4;[.I28]*0.3)" office:value-type="float" office:value="312" calcext:value-type="float">
            <text:p>312,0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9-18" calcext:value-type="date">
            <text:p>18 IX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29]*[.H29]" office:value-type="float" office:value="504" calcext:value-type="float">
            <text:p>504,00 zł</text:p>
          </table:table-cell>
          <table:table-cell table:style-name="ce11" table:formula="of:=DATEDIF([.F29];TODAY();&quot;d&quot;)" office:value-type="float" office:value="13030" calcext:value-type="float">
            <text:p>13030</text:p>
          </table:table-cell>
          <table:table-cell table:style-name="ce12" table:formula="of:=IF([.J29]&gt;9500;[.I29]*0.4;[.I29]*0.3)" office:value-type="float" office:value="201.6" calcext:value-type="float">
            <text:p>201,6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Donald</text:p>
          </table:table-cell>
          <table:table-cell table:style-name="ce3" office:value-type="string" calcext:value-type="string">
            <text:p>Ree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30]*[.H30]" office:value-type="float" office:value="176" calcext:value-type="float">
            <text:p>176,00 zł</text:p>
          </table:table-cell>
          <table:table-cell table:style-name="ce11" table:formula="of:=DATEDIF([.F30];TODAY();&quot;d&quot;)" office:value-type="float" office:value="12696" calcext:value-type="float">
            <text:p>12696</text:p>
          </table:table-cell>
          <table:table-cell table:style-name="ce12" table:formula="of:=IF([.J30]&gt;9500;[.I30]*0.4;[.I30]*0.3)" office:value-type="float" office:value="70.4" calcext:value-type="float">
            <text:p>70,4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31]*[.H31]" office:value-type="float" office:value="860" calcext:value-type="float">
            <text:p>860,00 zł</text:p>
          </table:table-cell>
          <table:table-cell table:style-name="ce11" table:formula="of:=DATEDIF([.F31];TODAY();&quot;d&quot;)" office:value-type="float" office:value="12690" calcext:value-type="float">
            <text:p>12690</text:p>
          </table:table-cell>
          <table:table-cell table:style-name="ce12" table:formula="of:=IF([.J31]&gt;9500;[.I31]*0.4;[.I31]*0.3)" office:value-type="float" office:value="344" calcext:value-type="float">
            <text:p>344,0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2-13" calcext:value-type="date">
            <text:p>13 XII 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32]*[.H32]" office:value-type="float" office:value="213" calcext:value-type="float">
            <text:p>213,00 zł</text:p>
          </table:table-cell>
          <table:table-cell table:style-name="ce11" table:formula="of:=DATEDIF([.F32];TODAY();&quot;d&quot;)" office:value-type="float" office:value="10752" calcext:value-type="float">
            <text:p>10752</text:p>
          </table:table-cell>
          <table:table-cell table:style-name="ce12" table:formula="of:=IF([.J32]&gt;9500;[.I32]*0.4;[.I32]*0.3)" office:value-type="float" office:value="85.2" calcext:value-type="float">
            <text:p>85,2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2-05" calcext:value-type="date">
            <text:p>5 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33]*[.H33]" office:value-type="float" office:value="423.5" calcext:value-type="float">
            <text:p>423,50 zł</text:p>
          </table:table-cell>
          <table:table-cell table:style-name="ce11" table:formula="of:=DATEDIF([.F33];TODAY();&quot;d&quot;)" office:value-type="float" office:value="10333" calcext:value-type="float">
            <text:p>10333</text:p>
          </table:table-cell>
          <table:table-cell table:style-name="ce12" table:formula="of:=IF([.J33]&gt;9500;[.I33]*0.4;[.I33]*0.3)" office:value-type="float" office:value="169.4" calcext:value-type="float">
            <text:p>169,4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34]*[.H34]" office:value-type="float" office:value="840" calcext:value-type="float">
            <text:p>840,00 zł</text:p>
          </table:table-cell>
          <table:table-cell table:style-name="ce11" table:formula="of:=DATEDIF([.F34];TODAY();&quot;d&quot;)" office:value-type="float" office:value="10510" calcext:value-type="float">
            <text:p>10510</text:p>
          </table:table-cell>
          <table:table-cell table:style-name="ce12" table:formula="of:=IF([.J34]&gt;9500;[.I34]*0.4;[.I34]*0.3)" office:value-type="float" office:value="336" calcext:value-type="float">
            <text:p>336,0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35]*[.H35]" office:value-type="float" office:value="780" calcext:value-type="float">
            <text:p>780,00 zł</text:p>
          </table:table-cell>
          <table:table-cell table:style-name="ce11" table:formula="of:=DATEDIF([.F35];TODAY();&quot;d&quot;)" office:value-type="float" office:value="11155" calcext:value-type="float">
            <text:p>11155</text:p>
          </table:table-cell>
          <table:table-cell table:style-name="ce12" table:formula="of:=IF([.J35]&gt;9500;[.I35]*0.4;[.I35]*0.3)" office:value-type="float" office:value="312" calcext:value-type="float">
            <text:p>312,00 <text:s text:c="4"/></text:p>
          </table:table-cell>
          <table:table-cell table:style-name="ce45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36]*[.H36]" office:value-type="float" office:value="443.75" calcext:value-type="float">
            <text:p>443,75 zł</text:p>
          </table:table-cell>
          <table:table-cell table:style-name="ce11" table:formula="of:=DATEDIF([.F36];TODAY();&quot;d&quot;)" office:value-type="float" office:value="11501" calcext:value-type="float">
            <text:p>11501</text:p>
          </table:table-cell>
          <table:table-cell table:style-name="ce12" table:formula="of:=IF([.J36]&gt;9500;[.I36]*0.4;[.I36]*0.3)" office:value-type="float" office:value="177.5" calcext:value-type="float">
            <text:p>177,50 <text:s text:c="4"/></text:p>
          </table:table-cell>
          <table:table-cell table:style-name="ce45"/>
          <table:table-cell table:style-name="ce21"/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37]*[.H37]" office:value-type="float" office:value="350" calcext:value-type="float">
            <text:p>350,00 zł</text:p>
          </table:table-cell>
          <table:table-cell table:style-name="ce11" table:formula="of:=DATEDIF([.F37];TODAY();&quot;d&quot;)" office:value-type="float" office:value="12044" calcext:value-type="float">
            <text:p>12044</text:p>
          </table:table-cell>
          <table:table-cell table:style-name="ce12" table:formula="of:=IF([.J37]&gt;9500;[.I37]*0.4;[.I37]*0.3)" office:value-type="float" office:value="140" calcext:value-type="float">
            <text:p>140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38]*[.H38]" office:value-type="float" office:value="191.75" calcext:value-type="float">
            <text:p>191,75 zł</text:p>
          </table:table-cell>
          <table:table-cell table:style-name="ce11" table:formula="of:=DATEDIF([.F38];TODAY();&quot;d&quot;)" office:value-type="float" office:value="11578" calcext:value-type="float">
            <text:p>11578</text:p>
          </table:table-cell>
          <table:table-cell table:style-name="ce12" table:formula="of:=IF([.J38]&gt;9500;[.I38]*0.4;[.I38]*0.3)" office:value-type="float" office:value="76.7" calcext:value-type="float">
            <text:p>76,7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3-06-17" calcext:value-type="date">
            <text:p>17 VI 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39]*[.H39]" office:value-type="float" office:value="589" calcext:value-type="float">
            <text:p>589,00 zł</text:p>
          </table:table-cell>
          <table:table-cell table:style-name="ce11" table:formula="of:=DATEDIF([.F39];TODAY();&quot;d&quot;)" office:value-type="float" office:value="13123" calcext:value-type="float">
            <text:p>13123</text:p>
          </table:table-cell>
          <table:table-cell table:style-name="ce12" table:formula="of:=IF([.J39]&gt;9500;[.I39]*0.4;[.I39]*0.3)" office:value-type="float" office:value="235.6" calcext:value-type="float">
            <text:p>235,6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8-15" calcext:value-type="date">
            <text:p>15 VII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0]*[.H40]" office:value-type="float" office:value="880" calcext:value-type="float">
            <text:p>880,00 zł</text:p>
          </table:table-cell>
          <table:table-cell table:style-name="ce11" table:formula="of:=DATEDIF([.F40];TODAY();&quot;d&quot;)" office:value-type="float" office:value="10872" calcext:value-type="float">
            <text:p>10872</text:p>
          </table:table-cell>
          <table:table-cell table:style-name="ce12" table:formula="of:=IF([.J40]&gt;9500;[.I40]*0.4;[.I40]*0.3)" office:value-type="float" office:value="352" calcext:value-type="float">
            <text:p>352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1-04" calcext:value-type="date">
            <text:p>4 XI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1]*[.H41]" office:value-type="float" office:value="589" calcext:value-type="float">
            <text:p>589,00 zł</text:p>
          </table:table-cell>
          <table:table-cell table:style-name="ce11" table:formula="of:=DATEDIF([.F41];TODAY();&quot;d&quot;)" office:value-type="float" office:value="11522" calcext:value-type="float">
            <text:p>11522</text:p>
          </table:table-cell>
          <table:table-cell table:style-name="ce12" table:formula="of:=IF([.J41]&gt;9500;[.I41]*0.4;[.I41]*0.3)" office:value-type="float" office:value="235.6" calcext:value-type="float">
            <text:p>235,6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5-19" calcext:value-type="date">
            <text:p>19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G42]*[.H42]" office:value-type="float" office:value="328.8" calcext:value-type="float">
            <text:p>328,80 zł</text:p>
          </table:table-cell>
          <table:table-cell table:style-name="ce11" table:formula="of:=DATEDIF([.F42];TODAY();&quot;d&quot;)" office:value-type="float" office:value="12056" calcext:value-type="float">
            <text:p>12056</text:p>
          </table:table-cell>
          <table:table-cell table:style-name="ce12" table:formula="of:=IF([.J42]&gt;9500;[.I42]*0.4;[.I42]*0.3)" office:value-type="float" office:value="131.52" calcext:value-type="float">
            <text:p>131,52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43]*[.H43]" office:value-type="float" office:value="780" calcext:value-type="float">
            <text:p>780,00 zł</text:p>
          </table:table-cell>
          <table:table-cell table:style-name="ce11" table:formula="of:=DATEDIF([.F43];TODAY();&quot;d&quot;)" office:value-type="float" office:value="13644" calcext:value-type="float">
            <text:p>13644</text:p>
          </table:table-cell>
          <table:table-cell table:style-name="ce12" table:formula="of:=IF([.J43]&gt;9500;[.I43]*0.4;[.I43]*0.3)" office:value-type="float" office:value="312" calcext:value-type="float">
            <text:p>312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3-23" calcext:value-type="date">
            <text:p>23 I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44]*[.H44]" office:value-type="float" office:value="840" calcext:value-type="float">
            <text:p>840,00 zł</text:p>
          </table:table-cell>
          <table:table-cell table:style-name="ce11" table:formula="of:=DATEDIF([.F44];TODAY();&quot;d&quot;)" office:value-type="float" office:value="12113" calcext:value-type="float">
            <text:p>12113</text:p>
          </table:table-cell>
          <table:table-cell table:style-name="ce12" table:formula="of:=IF([.J44]&gt;9500;[.I44]*0.4;[.I44]*0.3)" office:value-type="float" office:value="336" calcext:value-type="float">
            <text:p>336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5" calcext:value-type="date">
            <text:p>5 XII 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45]*[.H45]" office:value-type="float" office:value="100.75" calcext:value-type="float">
            <text:p>100,75 zł</text:p>
          </table:table-cell>
          <table:table-cell table:style-name="ce11" table:formula="of:=DATEDIF([.F45];TODAY();&quot;d&quot;)" office:value-type="float" office:value="11856" calcext:value-type="float">
            <text:p>11856</text:p>
          </table:table-cell>
          <table:table-cell table:style-name="ce12" table:formula="of:=IF([.J45]&gt;9500;[.I45]*0.4;[.I45]*0.3)" office:value-type="float" office:value="40.3" calcext:value-type="float">
            <text:p>40,3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0-08" calcext:value-type="date">
            <text:p>8 X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6]*[.H46]" office:value-type="float" office:value="880" calcext:value-type="float">
            <text:p>880,00 zł</text:p>
          </table:table-cell>
          <table:table-cell table:style-name="ce11" table:formula="of:=DATEDIF([.F46];TODAY();&quot;d&quot;)" office:value-type="float" office:value="12644" calcext:value-type="float">
            <text:p>12644</text:p>
          </table:table-cell>
          <table:table-cell table:style-name="ce12" table:formula="of:=IF([.J46]&gt;9500;[.I46]*0.4;[.I46]*0.3)" office:value-type="float" office:value="352" calcext:value-type="float">
            <text:p>352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2-30" calcext:value-type="date">
            <text:p>30 XII 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47]*[.H47]" office:value-type="float" office:value="176" calcext:value-type="float">
            <text:p>176,00 zł</text:p>
          </table:table-cell>
          <table:table-cell table:style-name="ce11" table:formula="of:=DATEDIF([.F47];TODAY();&quot;d&quot;)" office:value-type="float" office:value="11100" calcext:value-type="float">
            <text:p>11100</text:p>
          </table:table-cell>
          <table:table-cell table:style-name="ce12" table:formula="of:=IF([.J47]&gt;9500;[.I47]*0.4;[.I47]*0.3)" office:value-type="float" office:value="70.4" calcext:value-type="float">
            <text:p>70,4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4-06" calcext:value-type="date">
            <text:p>6 IV 86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48]*[.H48]" office:value-type="float" office:value="213" calcext:value-type="float">
            <text:p>213,00 zł</text:p>
          </table:table-cell>
          <table:table-cell table:style-name="ce11" table:formula="of:=DATEDIF([.F48];TODAY();&quot;d&quot;)" office:value-type="float" office:value="12099" calcext:value-type="float">
            <text:p>12099</text:p>
          </table:table-cell>
          <table:table-cell table:style-name="ce12" table:formula="of:=IF([.J48]&gt;9500;[.I48]*0.4;[.I48]*0.3)" office:value-type="float" office:value="85.2" calcext:value-type="float">
            <text:p>85,2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6" calcext:value-type="date">
            <text:p>26 V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9]*[.H49]" office:value-type="float" office:value="589" calcext:value-type="float">
            <text:p>589,00 zł</text:p>
          </table:table-cell>
          <table:table-cell table:style-name="ce11" table:formula="of:=DATEDIF([.F49];TODAY();&quot;d&quot;)" office:value-type="float" office:value="11684" calcext:value-type="float">
            <text:p>11684</text:p>
          </table:table-cell>
          <table:table-cell table:style-name="ce12" table:formula="of:=IF([.J49]&gt;9500;[.I49]*0.4;[.I49]*0.3)" office:value-type="float" office:value="235.6" calcext:value-type="float">
            <text:p>235,6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50]*[.H50]" office:value-type="float" office:value="443.75" calcext:value-type="float">
            <text:p>443,75 zł</text:p>
          </table:table-cell>
          <table:table-cell table:style-name="ce11" table:formula="of:=DATEDIF([.F50];TODAY();&quot;d&quot;)" office:value-type="float" office:value="11493" calcext:value-type="float">
            <text:p>11493</text:p>
          </table:table-cell>
          <table:table-cell table:style-name="ce12" table:formula="of:=IF([.J50]&gt;9500;[.I50]*0.4;[.I50]*0.3)" office:value-type="float" office:value="177.5" calcext:value-type="float">
            <text:p>177,5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1]*[.H51]" office:value-type="float" office:value="860" calcext:value-type="float">
            <text:p>860,00 zł</text:p>
          </table:table-cell>
          <table:table-cell table:style-name="ce11" table:formula="of:=DATEDIF([.F51];TODAY();&quot;d&quot;)" office:value-type="float" office:value="11917" calcext:value-type="float">
            <text:p>11917</text:p>
          </table:table-cell>
          <table:table-cell table:style-name="ce12" table:formula="of:=IF([.J51]&gt;9500;[.I51]*0.4;[.I51]*0.3)" office:value-type="float" office:value="344" calcext:value-type="float">
            <text:p>344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4-12" calcext:value-type="date">
            <text:p>12 IV 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2]*[.H52]" office:value-type="float" office:value="589" calcext:value-type="float">
            <text:p>589,00 zł</text:p>
          </table:table-cell>
          <table:table-cell table:style-name="ce11" table:formula="of:=DATEDIF([.F52];TODAY();&quot;d&quot;)" office:value-type="float" office:value="12823" calcext:value-type="float">
            <text:p>12823</text:p>
          </table:table-cell>
          <table:table-cell table:style-name="ce12" table:formula="of:=IF([.J52]&gt;9500;[.I52]*0.4;[.I52]*0.3)" office:value-type="float" office:value="235.6" calcext:value-type="float">
            <text:p>235,6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3]*[.H53]" office:value-type="float" office:value="860" calcext:value-type="float">
            <text:p>860,00 zł</text:p>
          </table:table-cell>
          <table:table-cell table:style-name="ce11" table:formula="of:=DATEDIF([.F53];TODAY();&quot;d&quot;)" office:value-type="float" office:value="11529" calcext:value-type="float">
            <text:p>11529</text:p>
          </table:table-cell>
          <table:table-cell table:style-name="ce12" table:formula="of:=IF([.J53]&gt;9500;[.I53]*0.4;[.I53]*0.3)" office:value-type="float" office:value="344" calcext:value-type="float">
            <text:p>344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1-15" calcext:value-type="date">
            <text:p>15 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54]*[.H54]" office:value-type="float" office:value="840" calcext:value-type="float">
            <text:p>840,00 zł</text:p>
          </table:table-cell>
          <table:table-cell table:style-name="ce11" table:formula="of:=DATEDIF([.F54];TODAY();&quot;d&quot;)" office:value-type="float" office:value="12180" calcext:value-type="float">
            <text:p>12180</text:p>
          </table:table-cell>
          <table:table-cell table:style-name="ce12" table:formula="of:=IF([.J54]&gt;9500;[.I54]*0.4;[.I54]*0.3)" office:value-type="float" office:value="336" calcext:value-type="float">
            <text:p>336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0" calcext:value-type="date">
            <text:p>10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5]*[.H55]" office:value-type="float" office:value="860" calcext:value-type="float">
            <text:p>860,00 zł</text:p>
          </table:table-cell>
          <table:table-cell table:style-name="ce11" table:formula="of:=DATEDIF([.F55];TODAY();&quot;d&quot;)" office:value-type="float" office:value="11912" calcext:value-type="float">
            <text:p>11912</text:p>
          </table:table-cell>
          <table:table-cell table:style-name="ce12" table:formula="of:=IF([.J55]&gt;9500;[.I55]*0.4;[.I55]*0.3)" office:value-type="float" office:value="344" calcext:value-type="float">
            <text:p>344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56]*[.H56]" office:value-type="float" office:value="213" calcext:value-type="float">
            <text:p>213,00 zł</text:p>
          </table:table-cell>
          <table:table-cell table:style-name="ce11" table:formula="of:=DATEDIF([.F56];TODAY();&quot;d&quot;)" office:value-type="float" office:value="11306" calcext:value-type="float">
            <text:p>11306</text:p>
          </table:table-cell>
          <table:table-cell table:style-name="ce12" table:formula="of:=IF([.J56]&gt;9500;[.I56]*0.4;[.I56]*0.3)" office:value-type="float" office:value="85.2" calcext:value-type="float">
            <text:p>85,2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7]*[.H57]" office:value-type="float" office:value="860" calcext:value-type="float">
            <text:p>860,00 zł</text:p>
          </table:table-cell>
          <table:table-cell table:style-name="ce11" table:formula="of:=DATEDIF([.F57];TODAY();&quot;d&quot;)" office:value-type="float" office:value="10346" calcext:value-type="float">
            <text:p>10346</text:p>
          </table:table-cell>
          <table:table-cell table:style-name="ce12" table:formula="of:=IF([.J57]&gt;9500;[.I57]*0.4;[.I57]*0.3)" office:value-type="float" office:value="344" calcext:value-type="float">
            <text:p>344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8]*[.H58]" office:value-type="float" office:value="589" calcext:value-type="float">
            <text:p>589,00 zł</text:p>
          </table:table-cell>
          <table:table-cell table:style-name="ce11" table:formula="of:=DATEDIF([.F58];TODAY();&quot;d&quot;)" office:value-type="float" office:value="13795" calcext:value-type="float">
            <text:p>13795</text:p>
          </table:table-cell>
          <table:table-cell table:style-name="ce12" table:formula="of:=IF([.J58]&gt;9500;[.I58]*0.4;[.I58]*0.3)" office:value-type="float" office:value="235.6" calcext:value-type="float">
            <text:p>235,6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3" calcext:value-type="date">
            <text:p>23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59]*[.H59]" office:value-type="float" office:value="504" calcext:value-type="float">
            <text:p>504,00 zł</text:p>
          </table:table-cell>
          <table:table-cell table:style-name="ce11" table:formula="of:=DATEDIF([.F59];TODAY();&quot;d&quot;)" office:value-type="float" office:value="10772" calcext:value-type="float">
            <text:p>10772</text:p>
          </table:table-cell>
          <table:table-cell table:style-name="ce12" table:formula="of:=IF([.J59]&gt;9500;[.I59]*0.4;[.I59]*0.3)" office:value-type="float" office:value="201.6" calcext:value-type="float">
            <text:p>201,6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60]*[.H60]" office:value-type="float" office:value="703.5" calcext:value-type="float">
            <text:p>703,50 zł</text:p>
          </table:table-cell>
          <table:table-cell table:style-name="ce11" table:formula="of:=DATEDIF([.F60];TODAY();&quot;d&quot;)" office:value-type="float" office:value="11818" calcext:value-type="float">
            <text:p>11818</text:p>
          </table:table-cell>
          <table:table-cell table:style-name="ce12" table:formula="of:=IF([.J60]&gt;9500;[.I60]*0.4;[.I60]*0.3)" office:value-type="float" office:value="281.4" calcext:value-type="float">
            <text:p>281,4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6-17" calcext:value-type="date">
            <text:p>17 V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61]*[.H61]" office:value-type="float" office:value="350" calcext:value-type="float">
            <text:p>350,00 zł</text:p>
          </table:table-cell>
          <table:table-cell table:style-name="ce11" table:formula="of:=DATEDIF([.F61];TODAY();&quot;d&quot;)" office:value-type="float" office:value="12027" calcext:value-type="float">
            <text:p>12027</text:p>
          </table:table-cell>
          <table:table-cell table:style-name="ce12" table:formula="of:=IF([.J61]&gt;9500;[.I61]*0.4;[.I61]*0.3)" office:value-type="float" office:value="140" calcext:value-type="float">
            <text:p>140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Christina</text:p>
          </table:table-cell>
          <table:table-cell table:style-name="ce3" office:value-type="string" calcext:value-type="string">
            <text:p>Lilli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9" calcext:value-type="date">
            <text:p>29 V 87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62]*[.H62]" office:value-type="float" office:value="213" calcext:value-type="float">
            <text:p>213,00 zł</text:p>
          </table:table-cell>
          <table:table-cell table:style-name="ce11" table:formula="of:=DATEDIF([.F62];TODAY();&quot;d&quot;)" office:value-type="float" office:value="11681" calcext:value-type="float">
            <text:p>11681</text:p>
          </table:table-cell>
          <table:table-cell table:style-name="ce12" table:formula="of:=IF([.J62]&gt;9500;[.I62]*0.4;[.I62]*0.3)" office:value-type="float" office:value="85.2" calcext:value-type="float">
            <text:p>85,2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3]*[.H63]" office:value-type="float" office:value="100.75" calcext:value-type="float">
            <text:p>100,75 zł</text:p>
          </table:table-cell>
          <table:table-cell table:style-name="ce11" table:formula="of:=DATEDIF([.F63];TODAY();&quot;d&quot;)" office:value-type="float" office:value="10982" calcext:value-type="float">
            <text:p>10982</text:p>
          </table:table-cell>
          <table:table-cell table:style-name="ce12" table:formula="of:=IF([.J63]&gt;9500;[.I63]*0.4;[.I63]*0.3)" office:value-type="float" office:value="40.3" calcext:value-type="float">
            <text:p>40,3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4]*[.H64]" office:value-type="float" office:value="620" calcext:value-type="float">
            <text:p>620,00 zł</text:p>
          </table:table-cell>
          <table:table-cell table:style-name="ce11" table:formula="of:=DATEDIF([.F64];TODAY();&quot;d&quot;)" office:value-type="float" office:value="13468" calcext:value-type="float">
            <text:p>13468</text:p>
          </table:table-cell>
          <table:table-cell table:style-name="ce12" table:formula="of:=IF([.J64]&gt;9500;[.I64]*0.4;[.I64]*0.3)" office:value-type="float" office:value="248" calcext:value-type="float">
            <text:p>248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1-23" calcext:value-type="date">
            <text:p>23 XI 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65]*[.H65]" office:value-type="float" office:value="423.5" calcext:value-type="float">
            <text:p>423,50 zł</text:p>
          </table:table-cell>
          <table:table-cell table:style-name="ce11" table:formula="of:=DATEDIF([.F65];TODAY();&quot;d&quot;)" office:value-type="float" office:value="11137" calcext:value-type="float">
            <text:p>11137</text:p>
          </table:table-cell>
          <table:table-cell table:style-name="ce12" table:formula="of:=IF([.J65]&gt;9500;[.I65]*0.4;[.I65]*0.3)" office:value-type="float" office:value="169.4" calcext:value-type="float">
            <text:p>169,4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66]*[.H66]" office:value-type="float" office:value="840" calcext:value-type="float">
            <text:p>840,00 zł</text:p>
          </table:table-cell>
          <table:table-cell table:style-name="ce11" table:formula="of:=DATEDIF([.F66];TODAY();&quot;d&quot;)" office:value-type="float" office:value="12163" calcext:value-type="float">
            <text:p>12163</text:p>
          </table:table-cell>
          <table:table-cell table:style-name="ce12" table:formula="of:=IF([.J66]&gt;9500;[.I66]*0.4;[.I66]*0.3)" office:value-type="float" office:value="336" calcext:value-type="float">
            <text:p>336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67]*[.H67]" office:value-type="float" office:value="472.15" calcext:value-type="float">
            <text:p>472,15 zł</text:p>
          </table:table-cell>
          <table:table-cell table:style-name="ce11" table:formula="of:=DATEDIF([.F67];TODAY();&quot;d&quot;)" office:value-type="float" office:value="12839" calcext:value-type="float">
            <text:p>12839</text:p>
          </table:table-cell>
          <table:table-cell table:style-name="ce12" table:formula="of:=IF([.J67]&gt;9500;[.I67]*0.4;[.I67]*0.3)" office:value-type="float" office:value="188.86" calcext:value-type="float">
            <text:p>188,86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8]*[.H68]" office:value-type="float" office:value="191.75" calcext:value-type="float">
            <text:p>191,75 zł</text:p>
          </table:table-cell>
          <table:table-cell table:style-name="ce11" table:formula="of:=DATEDIF([.F68];TODAY();&quot;d&quot;)" office:value-type="float" office:value="11489" calcext:value-type="float">
            <text:p>11489</text:p>
          </table:table-cell>
          <table:table-cell table:style-name="ce12" table:formula="of:=IF([.J68]&gt;9500;[.I68]*0.4;[.I68]*0.3)" office:value-type="float" office:value="76.7" calcext:value-type="float">
            <text:p>76,7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9]*[.H69]" office:value-type="float" office:value="620" calcext:value-type="float">
            <text:p>620,00 zł</text:p>
          </table:table-cell>
          <table:table-cell table:style-name="ce11" table:formula="of:=DATEDIF([.F69];TODAY();&quot;d&quot;)" office:value-type="float" office:value="10812" calcext:value-type="float">
            <text:p>10812</text:p>
          </table:table-cell>
          <table:table-cell table:style-name="ce12" table:formula="of:=IF([.J69]&gt;9500;[.I69]*0.4;[.I69]*0.3)" office:value-type="float" office:value="248" calcext:value-type="float">
            <text:p>248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3-14" calcext:value-type="date">
            <text:p>14 I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0]*[.H70]" office:value-type="float" office:value="423.5" calcext:value-type="float">
            <text:p>423,50 zł</text:p>
          </table:table-cell>
          <table:table-cell table:style-name="ce11" table:formula="of:=DATEDIF([.F70];TODAY();&quot;d&quot;)" office:value-type="float" office:value="10296" calcext:value-type="float">
            <text:p>10296</text:p>
          </table:table-cell>
          <table:table-cell table:style-name="ce12" table:formula="of:=IF([.J70]&gt;9500;[.I70]*0.4;[.I70]*0.3)" office:value-type="float" office:value="169.4" calcext:value-type="float">
            <text:p>169,4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1]*[.H71]" office:value-type="float" office:value="1008" calcext:value-type="float">
            <text:p>1 008,00 zł</text:p>
          </table:table-cell>
          <table:table-cell table:style-name="ce11" table:formula="of:=DATEDIF([.F71];TODAY();&quot;d&quot;)" office:value-type="float" office:value="10768" calcext:value-type="float">
            <text:p>10768</text:p>
          </table:table-cell>
          <table:table-cell table:style-name="ce12" table:formula="of:=IF([.J71]&gt;9500;[.I71]*0.4;[.I71]*0.3)" office:value-type="float" office:value="403.2" calcext:value-type="float">
            <text:p>403,2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72]*[.H72]" office:value-type="float" office:value="392.35" calcext:value-type="float">
            <text:p>392,35 zł</text:p>
          </table:table-cell>
          <table:table-cell table:style-name="ce11" table:formula="of:=DATEDIF([.F72];TODAY();&quot;d&quot;)" office:value-type="float" office:value="10215" calcext:value-type="float">
            <text:p>10215</text:p>
          </table:table-cell>
          <table:table-cell table:style-name="ce12" table:formula="of:=IF([.J72]&gt;9500;[.I72]*0.4;[.I72]*0.3)" office:value-type="float" office:value="156.94" calcext:value-type="float">
            <text:p>156,94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3]*[.H73]" office:value-type="float" office:value="260" calcext:value-type="float">
            <text:p>260,00 zł</text:p>
          </table:table-cell>
          <table:table-cell table:style-name="ce11" table:formula="of:=DATEDIF([.F73];TODAY();&quot;d&quot;)" office:value-type="float" office:value="11918" calcext:value-type="float">
            <text:p>11918</text:p>
          </table:table-cell>
          <table:table-cell table:style-name="ce12" table:formula="of:=IF([.J73]&gt;9500;[.I73]*0.4;[.I73]*0.3)" office:value-type="float" office:value="104" calcext:value-type="float">
            <text:p>104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74]*[.H74]" office:value-type="float" office:value="288.8" calcext:value-type="float">
            <text:p>288,80 zł</text:p>
          </table:table-cell>
          <table:table-cell table:style-name="ce11" table:formula="of:=DATEDIF([.F74];TODAY();&quot;d&quot;)" office:value-type="float" office:value="12881" calcext:value-type="float">
            <text:p>12881</text:p>
          </table:table-cell>
          <table:table-cell table:style-name="ce12" table:formula="of:=IF([.J74]&gt;9500;[.I74]*0.4;[.I74]*0.3)" office:value-type="float" office:value="115.52" calcext:value-type="float">
            <text:p>115,52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2-17" calcext:value-type="date">
            <text:p>17 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5]*[.H75]" office:value-type="float" office:value="484" calcext:value-type="float">
            <text:p>484,00 zł</text:p>
          </table:table-cell>
          <table:table-cell table:style-name="ce11" table:formula="of:=DATEDIF([.F75];TODAY();&quot;d&quot;)" office:value-type="float" office:value="13608" calcext:value-type="float">
            <text:p>13608</text:p>
          </table:table-cell>
          <table:table-cell table:style-name="ce12" table:formula="of:=IF([.J75]&gt;9500;[.I75]*0.4;[.I75]*0.3)" office:value-type="float" office:value="193.6" calcext:value-type="float">
            <text:p>193,6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76]*[.H76]" office:value-type="float" office:value="494.125" calcext:value-type="float">
            <text:p>494,13 zł</text:p>
          </table:table-cell>
          <table:table-cell table:style-name="ce11" table:formula="of:=DATEDIF([.F76];TODAY();&quot;d&quot;)" office:value-type="float" office:value="12696" calcext:value-type="float">
            <text:p>12696</text:p>
          </table:table-cell>
          <table:table-cell table:style-name="ce12" table:formula="of:=IF([.J76]&gt;9500;[.I76]*0.4;[.I76]*0.3)" office:value-type="float" office:value="197.65" calcext:value-type="float">
            <text:p>197,65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7]*[.H77]" office:value-type="float" office:value="260" calcext:value-type="float">
            <text:p>260,00 zł</text:p>
          </table:table-cell>
          <table:table-cell table:style-name="ce11" table:formula="of:=DATEDIF([.F77];TODAY();&quot;d&quot;)" office:value-type="float" office:value="10799" calcext:value-type="float">
            <text:p>10799</text:p>
          </table:table-cell>
          <table:table-cell table:style-name="ce12" table:formula="of:=IF([.J77]&gt;9500;[.I77]*0.4;[.I77]*0.3)" office:value-type="float" office:value="104" calcext:value-type="float">
            <text:p>104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78]*[.H78]" office:value-type="float" office:value="780" calcext:value-type="float">
            <text:p>780,00 zł</text:p>
          </table:table-cell>
          <table:table-cell table:style-name="ce11" table:formula="of:=DATEDIF([.F78];TODAY();&quot;d&quot;)" office:value-type="float" office:value="11848" calcext:value-type="float">
            <text:p>11848</text:p>
          </table:table-cell>
          <table:table-cell table:style-name="ce12" table:formula="of:=IF([.J78]&gt;9500;[.I78]*0.4;[.I78]*0.3)" office:value-type="float" office:value="312" calcext:value-type="float">
            <text:p>312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91-03-04" calcext:value-type="date">
            <text:p>4 II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79]*[.H79]" office:value-type="float" office:value="880" calcext:value-type="float">
            <text:p>880,00 zł</text:p>
          </table:table-cell>
          <table:table-cell table:style-name="ce11" table:formula="of:=DATEDIF([.F79];TODAY();&quot;d&quot;)" office:value-type="float" office:value="10306" calcext:value-type="float">
            <text:p>10306</text:p>
          </table:table-cell>
          <table:table-cell table:style-name="ce12" table:formula="of:=IF([.J79]&gt;9500;[.I79]*0.4;[.I79]*0.3)" office:value-type="float" office:value="352" calcext:value-type="float">
            <text:p>352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5-07-23" calcext:value-type="date">
            <text:p>23 VI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0]*[.H80]" office:value-type="float" office:value="600" calcext:value-type="float">
            <text:p>600,00 zł</text:p>
          </table:table-cell>
          <table:table-cell table:style-name="ce11" table:formula="of:=DATEDIF([.F80];TODAY();&quot;d&quot;)" office:value-type="float" office:value="12356" calcext:value-type="float">
            <text:p>12356</text:p>
          </table:table-cell>
          <table:table-cell table:style-name="ce12" table:formula="of:=IF([.J80]&gt;9500;[.I80]*0.4;[.I80]*0.3)" office:value-type="float" office:value="240" calcext:value-type="float">
            <text:p>240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1]*[.H81]" office:value-type="float" office:value="260" calcext:value-type="float">
            <text:p>260,00 zł</text:p>
          </table:table-cell>
          <table:table-cell table:style-name="ce11" table:formula="of:=DATEDIF([.F81];TODAY();&quot;d&quot;)" office:value-type="float" office:value="12591" calcext:value-type="float">
            <text:p>12591</text:p>
          </table:table-cell>
          <table:table-cell table:style-name="ce12" table:formula="of:=IF([.J81]&gt;9500;[.I81]*0.4;[.I81]*0.3)" office:value-type="float" office:value="104" calcext:value-type="float">
            <text:p>104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1-02" calcext:value-type="date">
            <text:p>2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2]*[.H82]" office:value-type="float" office:value="620" calcext:value-type="float">
            <text:p>620,00 zł</text:p>
          </table:table-cell>
          <table:table-cell table:style-name="ce11" table:formula="of:=DATEDIF([.F82];TODAY();&quot;d&quot;)" office:value-type="float" office:value="12619" calcext:value-type="float">
            <text:p>12619</text:p>
          </table:table-cell>
          <table:table-cell table:style-name="ce12" table:formula="of:=IF([.J82]&gt;9500;[.I82]*0.4;[.I82]*0.3)" office:value-type="float" office:value="248" calcext:value-type="float">
            <text:p>248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3]*[.H83]" office:value-type="float" office:value="442.5" calcext:value-type="float">
            <text:p>442,50 zł</text:p>
          </table:table-cell>
          <table:table-cell table:style-name="ce11" table:formula="of:=DATEDIF([.F83];TODAY();&quot;d&quot;)" office:value-type="float" office:value="11076" calcext:value-type="float">
            <text:p>11076</text:p>
          </table:table-cell>
          <table:table-cell table:style-name="ce12" table:formula="of:=IF([.J83]&gt;9500;[.I83]*0.4;[.I83]*0.3)" office:value-type="float" office:value="177" calcext:value-type="float">
            <text:p>177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4]*[.H84]" office:value-type="float" office:value="195.3" calcext:value-type="float">
            <text:p>195,30 zł</text:p>
          </table:table-cell>
          <table:table-cell table:style-name="ce11" table:formula="of:=DATEDIF([.F84];TODAY();&quot;d&quot;)" office:value-type="float" office:value="13959" calcext:value-type="float">
            <text:p>13959</text:p>
          </table:table-cell>
          <table:table-cell table:style-name="ce12" table:formula="of:=IF([.J84]&gt;9500;[.I84]*0.4;[.I84]*0.3)" office:value-type="float" office:value="78.12" calcext:value-type="float">
            <text:p>78,12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7" calcext:value-type="date">
            <text:p>7 XII 86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85]*[.H85]" office:value-type="float" office:value="280" calcext:value-type="float">
            <text:p>280,00 zł</text:p>
          </table:table-cell>
          <table:table-cell table:style-name="ce11" table:formula="of:=DATEDIF([.F85];TODAY();&quot;d&quot;)" office:value-type="float" office:value="11854" calcext:value-type="float">
            <text:p>11854</text:p>
          </table:table-cell>
          <table:table-cell table:style-name="ce12" table:formula="of:=IF([.J85]&gt;9500;[.I85]*0.4;[.I85]*0.3)" office:value-type="float" office:value="112" calcext:value-type="float">
            <text:p>112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6]*[.H86]" office:value-type="float" office:value="651" calcext:value-type="float">
            <text:p>651,00 zł</text:p>
          </table:table-cell>
          <table:table-cell table:style-name="ce11" table:formula="of:=DATEDIF([.F86];TODAY();&quot;d&quot;)" office:value-type="float" office:value="10611" calcext:value-type="float">
            <text:p>10611</text:p>
          </table:table-cell>
          <table:table-cell table:style-name="ce12" table:formula="of:=IF([.J86]&gt;9500;[.I86]*0.4;[.I86]*0.3)" office:value-type="float" office:value="260.4" calcext:value-type="float">
            <text:p>260,4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7]*[.H87]" office:value-type="float" office:value="600" calcext:value-type="float">
            <text:p>600,00 zł</text:p>
          </table:table-cell>
          <table:table-cell table:style-name="ce11" table:formula="of:=DATEDIF([.F87];TODAY();&quot;d&quot;)" office:value-type="float" office:value="11917" calcext:value-type="float">
            <text:p>11917</text:p>
          </table:table-cell>
          <table:table-cell table:style-name="ce12" table:formula="of:=IF([.J87]&gt;9500;[.I87]*0.4;[.I87]*0.3)" office:value-type="float" office:value="240" calcext:value-type="float">
            <text:p>240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07" calcext:value-type="date">
            <text:p>7 X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8]*[.H88]" office:value-type="float" office:value="441" calcext:value-type="float">
            <text:p>441,00 zł</text:p>
          </table:table-cell>
          <table:table-cell table:style-name="ce11" table:formula="of:=DATEDIF([.F88];TODAY();&quot;d&quot;)" office:value-type="float" office:value="10788" calcext:value-type="float">
            <text:p>10788</text:p>
          </table:table-cell>
          <table:table-cell table:style-name="ce12" table:formula="of:=IF([.J88]&gt;9500;[.I88]*0.4;[.I88]*0.3)" office:value-type="float" office:value="176.4" calcext:value-type="float">
            <text:p>176,4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9]*[.H89]" office:value-type="float" office:value="260" calcext:value-type="float">
            <text:p>260,00 zł</text:p>
          </table:table-cell>
          <table:table-cell table:style-name="ce11" table:formula="of:=DATEDIF([.F89];TODAY();&quot;d&quot;)" office:value-type="float" office:value="14643" calcext:value-type="float">
            <text:p>14643</text:p>
          </table:table-cell>
          <table:table-cell table:style-name="ce12" table:formula="of:=IF([.J89]&gt;9500;[.I89]*0.4;[.I89]*0.3)" office:value-type="float" office:value="104" calcext:value-type="float">
            <text:p>104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7-01" calcext:value-type="date">
            <text:p>1 V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0]*[.H90]" office:value-type="float" office:value="260" calcext:value-type="float">
            <text:p>260,00 zł</text:p>
          </table:table-cell>
          <table:table-cell table:style-name="ce11" table:formula="of:=DATEDIF([.F90];TODAY();&quot;d&quot;)" office:value-type="float" office:value="11648" calcext:value-type="float">
            <text:p>11648</text:p>
          </table:table-cell>
          <table:table-cell table:style-name="ce12" table:formula="of:=IF([.J90]&gt;9500;[.I90]*0.4;[.I90]*0.3)" office:value-type="float" office:value="104" calcext:value-type="float">
            <text:p>104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91]*[.H91]" office:value-type="float" office:value="85.25" calcext:value-type="float">
            <text:p>85,25 zł</text:p>
          </table:table-cell>
          <table:table-cell table:style-name="ce11" table:formula="of:=DATEDIF([.F91];TODAY();&quot;d&quot;)" office:value-type="float" office:value="11769" calcext:value-type="float">
            <text:p>11769</text:p>
          </table:table-cell>
          <table:table-cell table:style-name="ce12" table:formula="of:=IF([.J91]&gt;9500;[.I91]*0.4;[.I91]*0.3)" office:value-type="float" office:value="34.1" calcext:value-type="float">
            <text:p>34,1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2-24" calcext:value-type="date">
            <text:p>24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92]*[.H92]" office:value-type="float" office:value="670" calcext:value-type="float">
            <text:p>670,00 zł</text:p>
          </table:table-cell>
          <table:table-cell table:style-name="ce11" table:formula="of:=DATEDIF([.F92];TODAY();&quot;d&quot;)" office:value-type="float" office:value="11472" calcext:value-type="float">
            <text:p>11472</text:p>
          </table:table-cell>
          <table:table-cell table:style-name="ce12" table:formula="of:=IF([.J92]&gt;9500;[.I92]*0.4;[.I92]*0.3)" office:value-type="float" office:value="268" calcext:value-type="float">
            <text:p>268,0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93]*[.H93]" office:value-type="float" office:value="288.8" calcext:value-type="float">
            <text:p>288,80 zł</text:p>
          </table:table-cell>
          <table:table-cell table:style-name="ce11" table:formula="of:=DATEDIF([.F93];TODAY();&quot;d&quot;)" office:value-type="float" office:value="12959" calcext:value-type="float">
            <text:p>12959</text:p>
          </table:table-cell>
          <table:table-cell table:style-name="ce12" table:formula="of:=IF([.J93]&gt;9500;[.I93]*0.4;[.I93]*0.3)" office:value-type="float" office:value="115.52" calcext:value-type="float">
            <text:p>115,52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4-08" calcext:value-type="date">
            <text:p>8 IV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94]*[.H94]" office:value-type="float" office:value="484" calcext:value-type="float">
            <text:p>484,00 zł</text:p>
          </table:table-cell>
          <table:table-cell table:style-name="ce11" table:formula="of:=DATEDIF([.F94];TODAY();&quot;d&quot;)" office:value-type="float" office:value="10271" calcext:value-type="float">
            <text:p>10271</text:p>
          </table:table-cell>
          <table:table-cell table:style-name="ce12" table:formula="of:=IF([.J94]&gt;9500;[.I94]*0.4;[.I94]*0.3)" office:value-type="float" office:value="193.6" calcext:value-type="float">
            <text:p>193,60 <text:s text:c="4"/>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5]*[.H95]" office:value-type="float" office:value="100.75" calcext:value-type="float">
            <text:p>100,75 zł</text:p>
          </table:table-cell>
          <table:table-cell table:style-name="ce11" table:formula="of:=DATEDIF([.F95];TODAY();&quot;d&quot;)" office:value-type="float" office:value="10490" calcext:value-type="float">
            <text:p>10490</text:p>
          </table:table-cell>
          <table:table-cell table:style-name="ce12" table:formula="of:=IF([.J95]&gt;9500;[.I95]*0.4;[.I95]*0.3)" office:value-type="float" office:value="40.3" calcext:value-type="float">
            <text:p>40,30 <text:s text:c="4"/></text:p>
          </table:table-cell>
          <table:table-cell table:style-name="ce45"/>
          <table:table-cell table:number-columns-repeated="1012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2" table:number-columns-repeated="1021" table:default-cell-style-name="Default"/>
        <table:table-row table:style-name="ro4">
          <table:table-cell table:style-name="ce22" office:value-type="string" calcext:value-type="string">
            <text:p>1)</text:p>
          </table:table-cell>
          <table:table-cell table:style-name="ce25" table:formula="of:=[$Arkusz4.I29]" office:value-type="float" office:value="14562.525" calcext:value-type="float">
            <text:p>14 562,53 zł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3" office:value-type="string" calcext:value-type="string">
            <text:p>2)</text:p>
          </table:table-cell>
          <table:table-cell table:style-name="ce25" table:formula="of:=[$Arkusz4.H61]" office:value-type="float" office:value="13.4213333333333" calcext:value-type="float">
            <text:p>13,42 zł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2" office:value-type="string" calcext:value-type="string">
            <text:p>3)</text:p>
          </table:table-cell>
          <table:table-cell table:style-name="ce26" table:formula="of:=[$Arkusz5.C30]" office:value-type="string" office:string-value="Winger" calcext:value-type="string">
            <text:p>Winger</text:p>
          </table:table-cell>
          <table:table-cell table:style-name="ce25" table:formula="of:=[$Arkusz5.I33]" office:value-type="float" office:value="840" calcext:value-type="float">
            <text:p>840,00 zł</text:p>
          </table:table-cell>
          <table:table-cell table:style-name="ce28"/>
          <table:table-cell table:number-columns-repeated="1020"/>
        </table:table-row>
        <table:table-row table:style-name="ro4">
          <table:table-cell table:style-name="ce22" office:value-type="string" calcext:value-type="string">
            <text:p>4)</text:p>
          </table:table-cell>
          <table:table-cell table:style-name="ce26" table:formula="of:=[$Arkusz5.C66]" office:value-type="string" office:string-value="Steadman" calcext:value-type="string">
            <text:p>Steadman</text:p>
          </table:table-cell>
          <table:table-cell table:style-name="ce25" table:formula="of:=[$Arkusz5.I70]" office:value-type="float" office:value="880" calcext:value-type="float">
            <text:p>880,00 zł</text:p>
          </table:table-cell>
          <table:table-cell table:style-name="ce28"/>
          <table:table-cell table:number-columns-repeated="1020"/>
        </table:table-row>
        <table:table-row table:style-name="ro4">
          <table:table-cell table:style-name="ce24" office:value-type="string" calcext:value-type="string">
            <text:p>5)</text:p>
          </table:table-cell>
          <table:table-cell table:style-name="ce26" table:formula="of:=DCOUNT([$Lista.A1:.I95];[$Lista.I1];[$Lista.Q1:.Q2])" office:value-type="float" office:value="69" calcext:value-type="float">
            <text:p>69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2" office:value-type="string" calcext:value-type="string">
            <text:p>6)</text:p>
          </table:table-cell>
          <table:table-cell table:style-name="ce26" table:formula="of:=DCOUNTA([$Lista.A1:$Lista.K95];[$Lista.K1];[$Lista.S1:$Lista.S2])" office:value-type="float" office:value="94" calcext:value-type="float">
            <text:p>94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4" table:style-name="ta4">
        <table:table-column table:style-name="co19" table:default-cell-style-name="ce5"/>
        <table:table-column table:style-name="co19" table:number-columns-repeated="4" table:default-cell-style-name="ce3"/>
        <table:table-column table:style-name="co19" table:default-cell-style-name="ce6"/>
        <table:table-column table:style-name="co19" table:default-cell-style-name="ce9"/>
        <table:table-column table:style-name="co19" table:number-columns-repeated="2" table:default-cell-style-name="ce10"/>
        <table:table-column table:style-name="co19" table:default-cell-style-name="ce2"/>
        <table:table-column table:style-name="co19" table:default-cell-style-name="ce15"/>
        <table:table-row table:style-name="ro5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Kling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6-12-24" calcext:value-type="date">
            <text:p>24 XII 86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G2]*[.H2]" office:value-type="float" office:value="443.75" calcext:value-type="float">
            <text:p>443,75 zł</text:p>
          </table:table-cell>
          <table:table-cell table:style-name="ce11"/>
          <table:table-cell table:style-name="ce12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Bally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83-04-15" calcext:value-type="date">
            <text:p>15 IV 83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G3]*[.H3]" office:value-type="float" office:value="860" calcext:value-type="float">
            <text:p>860,00 zł</text:p>
          </table:table-cell>
          <table:table-cell table:style-name="ce11"/>
          <table:table-cell table:style-name="ce1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Swayne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90-12-30" calcext:value-type="date">
            <text:p>30 XII 90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G4]*[.H4]" office:value-type="float" office:value="860" calcext:value-type="float">
            <text:p>860,00 zł</text:p>
          </table:table-cell>
          <table:table-cell table:style-name="ce11"/>
          <table:table-cell table:style-name="ce14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Ambrose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5-01-25" calcext:value-type="date">
            <text:p>25 I 85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G5]*[.H5]" office:value-type="float" office:value="443.75" calcext:value-type="float">
            <text:p>443,75 zł</text:p>
          </table:table-cell>
          <table:table-cell table:style-name="ce11"/>
          <table:table-cell table:style-name="ce1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6-07-21" calcext:value-type="date">
            <text:p>21 VII 86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G6]*[.H6]" office:value-type="float" office:value="443.75" calcext:value-type="float">
            <text:p>443,75 zł</text:p>
          </table:table-cell>
          <table:table-cell table:style-name="ce11"/>
          <table:table-cell table:style-name="ce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1-03-08" calcext:value-type="date">
            <text:p>8 III 81</text:p>
          </table:table-cell>
          <table:table-cell office:value-type="float" office:value="40" calcext:value-type="float">
            <text:p>40,0</text:p>
          </table:table-cell>
          <table:table-cell office:value-type="float" office:value="19.5" calcext:value-type="float">
            <text:p>19,50 zł</text:p>
          </table:table-cell>
          <table:table-cell table:formula="of:=[.G7]*[.H7]" office:value-type="float" office:value="780" calcext:value-type="float">
            <text:p>780,00 zł</text:p>
          </table:table-cell>
          <table:table-cell table:style-name="ce11"/>
          <table:table-cell table:style-name="ce1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ung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orosłych</text:p>
          </table:table-cell>
          <table:table-cell office:value-type="date" office:date-value="1989-11-15" calcext:value-type="date">
            <text:p>15 XI 89</text:p>
          </table:table-cell>
          <table:table-cell office:value-type="float" office:value="40" calcext:value-type="float">
            <text:p>40,0</text:p>
          </table:table-cell>
          <table:table-cell office:value-type="float" office:value="15.5" calcext:value-type="float">
            <text:p>15,50 zł</text:p>
          </table:table-cell>
          <table:table-cell table:formula="of:=[.G8]*[.H8]" office:value-type="float" office:value="620" calcext:value-type="float">
            <text:p>620,00 zł</text:p>
          </table:table-cell>
          <table:table-cell table:style-name="ce11"/>
          <table:table-cell table:style-name="ce1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Hinkelma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5-11-08" calcext:value-type="date">
            <text:p>8 XI 85</text:p>
          </table:table-cell>
          <table:table-cell office:value-type="float" office:value="40" calcext:value-type="float">
            <text:p>40,0</text:p>
          </table:table-cell>
          <table:table-cell office:value-type="float" office:value="19.5" calcext:value-type="float">
            <text:p>19,50 zł</text:p>
          </table:table-cell>
          <table:table-cell table:formula="of:=[.G9]*[.H9]" office:value-type="float" office:value="780" calcext:value-type="float">
            <text:p>780,00 zł</text:p>
          </table:table-cell>
          <table:table-cell table:style-name="ce11"/>
          <table:table-cell table:style-name="ce1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Pokazy</text:p>
          </table:table-cell>
          <table:table-cell office:value-type="date" office:date-value="1988-11-05" calcext:value-type="date">
            <text:p>5 XI 88</text:p>
          </table:table-cell>
          <table:table-cell office:value-type="float" office:value="40" calcext:value-type="float">
            <text:p>40,0</text:p>
          </table:table-cell>
          <table:table-cell office:value-type="float" office:value="19.5" calcext:value-type="float">
            <text:p>19,50 zł</text:p>
          </table:table-cell>
          <table:table-cell table:formula="of:=[.G10]*[.H10]" office:value-type="float" office:value="780" calcext:value-type="float">
            <text:p>780,00 zł</text:p>
          </table:table-cell>
          <table:table-cell/>
          <table:table-cell table:style-name="ce1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7-11-25" calcext:value-type="date">
            <text:p>25 XI 87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G11]*[.H11]" office:value-type="float" office:value="443.75" calcext:value-type="float">
            <text:p>443,75 zł</text:p>
          </table:table-cell>
          <table:table-cell/>
          <table:table-cell table:style-name="ce12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Altma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87-09-09" calcext:value-type="date">
            <text:p>9 IX 87</text:p>
          </table:table-cell>
          <table:table-cell office:value-type="float" office:value="29.5" calcext:value-type="float">
            <text:p>29,5</text:p>
          </table:table-cell>
          <table:table-cell office:value-type="float" office:value="6.5" calcext:value-type="float">
            <text:p>6,50 zł</text:p>
          </table:table-cell>
          <table:table-cell table:formula="of:=[.G12]*[.H12]" office:value-type="float" office:value="191.75" calcext:value-type="float">
            <text:p>191,75 zł</text:p>
          </table:table-cell>
          <table:table-cell table:number-columns-repeated="2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Pokazy</text:p>
          </table:table-cell>
          <table:table-cell office:value-type="date" office:date-value="1982-01-12" calcext:value-type="date">
            <text:p>12 I 82</text:p>
          </table:table-cell>
          <table:table-cell office:value-type="float" office:value="40" calcext:value-type="float">
            <text:p>40,0</text:p>
          </table:table-cell>
          <table:table-cell office:value-type="float" office:value="19.5" calcext:value-type="float">
            <text:p>19,50 zł</text:p>
          </table:table-cell>
          <table:table-cell table:formula="of:=[.G13]*[.H13]" office:value-type="float" office:value="780" calcext:value-type="float">
            <text:p>780,00 zł</text:p>
          </table:table-cell>
          <table:table-cell table:number-columns-repeated="2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Feldsott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7-12-03" calcext:value-type="date">
            <text:p>3 XII 87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G14]*[.H14]" office:value-type="float" office:value="443.75" calcext:value-type="float">
            <text:p>443,75 zł</text:p>
          </table:table-cell>
          <table:table-cell table:number-columns-repeated="2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87-10-28" calcext:value-type="date">
            <text:p>28 X 87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G15]*[.H15]" office:value-type="float" office:value="860" calcext:value-type="float">
            <text:p>860,00 zł</text:p>
          </table:table-cell>
          <table:table-cell table:number-columns-repeated="2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7-01-12" calcext:value-type="date">
            <text:p>12 I 87</text:p>
          </table:table-cell>
          <table:table-cell office:value-type="float" office:value="42" calcext:value-type="float">
            <text:p>42,0</text:p>
          </table:table-cell>
          <table:table-cell office:value-type="float" office:value="16.75" calcext:value-type="float">
            <text:p>16,75 zł</text:p>
          </table:table-cell>
          <table:table-cell table:formula="of:=[.G16]*[.H16]" office:value-type="float" office:value="703.5" calcext:value-type="float">
            <text:p>703,50 zł</text:p>
          </table:table-cell>
          <table:table-cell table:number-columns-repeated="2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orosłych</text:p>
          </table:table-cell>
          <table:table-cell office:value-type="date" office:date-value="1982-07-07" calcext:value-type="date">
            <text:p>7 VII 82</text:p>
          </table:table-cell>
          <table:table-cell office:value-type="float" office:value="40" calcext:value-type="float">
            <text:p>40,0</text:p>
          </table:table-cell>
          <table:table-cell office:value-type="float" office:value="15.5" calcext:value-type="float">
            <text:p>15,50 zł</text:p>
          </table:table-cell>
          <table:table-cell table:formula="of:=[.G17]*[.H17]" office:value-type="float" office:value="620" calcext:value-type="float">
            <text:p>620,00 zł</text:p>
          </table:table-cell>
          <table:table-cell table:number-columns-repeated="2"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orosłych</text:p>
          </table:table-cell>
          <table:table-cell office:value-type="date" office:date-value="1987-12-07" calcext:value-type="date">
            <text:p>7 XII 87</text:p>
          </table:table-cell>
          <table:table-cell office:value-type="float" office:value="29.5" calcext:value-type="float">
            <text:p>29,5</text:p>
          </table:table-cell>
          <table:table-cell office:value-type="float" office:value="6.5" calcext:value-type="float">
            <text:p>6,50 zł</text:p>
          </table:table-cell>
          <table:table-cell table:formula="of:=[.G18]*[.H18]" office:value-type="float" office:value="191.75" calcext:value-type="float">
            <text:p>191,75 zł</text:p>
          </table:table-cell>
          <table:table-cell table:number-columns-repeated="2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Pokazy</text:p>
          </table:table-cell>
          <table:table-cell office:value-type="date" office:date-value="1989-11-27" calcext:value-type="date">
            <text:p>27 XI 89</text:p>
          </table:table-cell>
          <table:table-cell office:value-type="float" office:value="42" calcext:value-type="float">
            <text:p>42,0</text:p>
          </table:table-cell>
          <table:table-cell office:value-type="float" office:value="24" calcext:value-type="float">
            <text:p>24,00 zł</text:p>
          </table:table-cell>
          <table:table-cell table:formula="of:=[.G19]*[.H19]" office:value-type="float" office:value="1008" calcext:value-type="float">
            <text:p>1 008,00 zł</text:p>
          </table:table-cell>
          <table:table-cell table:number-columns-repeated="2"/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witzer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91-06-03" calcext:value-type="date">
            <text:p>3 VI 91</text:p>
          </table:table-cell>
          <table:table-cell office:value-type="float" office:value="29.5" calcext:value-type="float">
            <text:p>29,5</text:p>
          </table:table-cell>
          <table:table-cell office:value-type="float" office:value="13.3" calcext:value-type="float">
            <text:p>13,30 zł</text:p>
          </table:table-cell>
          <table:table-cell table:formula="of:=[.G20]*[.H20]" office:value-type="float" office:value="392.35" calcext:value-type="float">
            <text:p>392,35 zł</text:p>
          </table:table-cell>
          <table:table-cell table:number-columns-repeated="2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orosłych</text:p>
          </table:table-cell>
          <table:table-cell office:value-type="date" office:date-value="1986-10-04" calcext:value-type="date">
            <text:p>4 X 86</text:p>
          </table:table-cell>
          <table:table-cell office:value-type="float" office:value="40" calcext:value-type="float">
            <text:p>40,0</text:p>
          </table:table-cell>
          <table:table-cell office:value-type="float" office:value="6.5" calcext:value-type="float">
            <text:p>6,50 zł</text:p>
          </table:table-cell>
          <table:table-cell table:formula="of:=[.G21]*[.H21]" office:value-type="float" office:value="260" calcext:value-type="float">
            <text:p>260,00 zł</text:p>
          </table:table-cell>
          <table:table-cell table:number-columns-repeated="2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84-08-17" calcext:value-type="date">
            <text:p>17 VIII 84</text:p>
          </table:table-cell>
          <table:table-cell office:value-type="float" office:value="29.5" calcext:value-type="float">
            <text:p>29,5</text:p>
          </table:table-cell>
          <table:table-cell office:value-type="float" office:value="16.75" calcext:value-type="float">
            <text:p>16,75 zł</text:p>
          </table:table-cell>
          <table:table-cell table:formula="of:=[.G22]*[.H22]" office:value-type="float" office:value="494.125" calcext:value-type="float">
            <text:p>494,13 zł</text:p>
          </table:table-cell>
          <table:table-cell table:number-columns-repeated="2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Barthoff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9-10-27" calcext:value-type="date">
            <text:p>27 X 89</text:p>
          </table:table-cell>
          <table:table-cell office:value-type="float" office:value="40" calcext:value-type="float">
            <text:p>40,0</text:p>
          </table:table-cell>
          <table:table-cell office:value-type="float" office:value="6.5" calcext:value-type="float">
            <text:p>6,50 zł</text:p>
          </table:table-cell>
          <table:table-cell table:formula="of:=[.G23]*[.H23]" office:value-type="float" office:value="260" calcext:value-type="float">
            <text:p>260,00 zł</text:p>
          </table:table-cell>
          <table:table-cell table:number-columns-repeated="2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Petty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4-11-30" calcext:value-type="date">
            <text:p>30 XI 84</text:p>
          </table:table-cell>
          <table:table-cell office:value-type="float" office:value="40" calcext:value-type="float">
            <text:p>40,0</text:p>
          </table:table-cell>
          <table:table-cell office:value-type="float" office:value="6.5" calcext:value-type="float">
            <text:p>6,50 zł</text:p>
          </table:table-cell>
          <table:table-cell table:formula="of:=[.G24]*[.H24]" office:value-type="float" office:value="260" calcext:value-type="float">
            <text:p>260,00 zł</text:p>
          </table:table-cell>
          <table:table-cell table:number-columns-repeated="2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Gibbs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89-01-23" calcext:value-type="date">
            <text:p>23 I 89</text:p>
          </table:table-cell>
          <table:table-cell office:value-type="float" office:value="29.5" calcext:value-type="float">
            <text:p>29,5</text:p>
          </table:table-cell>
          <table:table-cell office:value-type="float" office:value="15" calcext:value-type="float">
            <text:p>15,00 zł</text:p>
          </table:table-cell>
          <table:table-cell table:formula="of:=[.G25]*[.H25]" office:value-type="float" office:value="442.5" calcext:value-type="float">
            <text:p>442,50 zł</text:p>
          </table:table-cell>
          <table:table-cell table:number-columns-repeated="2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orosłych</text:p>
          </table:table-cell>
          <table:table-cell office:value-type="date" office:date-value="1990-05-03" calcext:value-type="date">
            <text:p>3 V 90</text:p>
          </table:table-cell>
          <table:table-cell office:value-type="float" office:value="42" calcext:value-type="float">
            <text:p>42,0</text:p>
          </table:table-cell>
          <table:table-cell office:value-type="float" office:value="15.5" calcext:value-type="float">
            <text:p>15,50 zł</text:p>
          </table:table-cell>
          <table:table-cell table:formula="of:=[.G26]*[.H26]" office:value-type="float" office:value="651" calcext:value-type="float">
            <text:p>651,00 zł</text:p>
          </table:table-cell>
          <table:table-cell table:number-columns-repeated="2"/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79-04-19" calcext:value-type="date">
            <text:p>19 IV 79</text:p>
          </table:table-cell>
          <table:table-cell office:value-type="float" office:value="40" calcext:value-type="float">
            <text:p>40,0</text:p>
          </table:table-cell>
          <table:table-cell office:value-type="float" office:value="6.5" calcext:value-type="float">
            <text:p>6,50 zł</text:p>
          </table:table-cell>
          <table:table-cell table:formula="of:=[.G27]*[.H27]" office:value-type="float" office:value="260" calcext:value-type="float">
            <text:p>260,00 zł</text:p>
          </table:table-cell>
          <table:table-cell table:number-columns-repeated="2"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Pokazy</text:p>
          </table:table-cell>
          <table:table-cell office:value-type="date" office:date-value="1983-11-28" calcext:value-type="date">
            <text:p>28 XI 83</text:p>
          </table:table-cell>
          <table:table-cell office:value-type="float" office:value="40" calcext:value-type="float">
            <text:p>40,0</text:p>
          </table:table-cell>
          <table:table-cell office:value-type="float" office:value="7.22" calcext:value-type="float">
            <text:p>7,22 zł</text:p>
          </table:table-cell>
          <table:table-cell table:formula="of:=[.G28]*[.H28]" office:value-type="float" office:value="288.8" calcext:value-type="float">
            <text:p>288,80 zł</text:p>
          </table:table-cell>
          <table:table-cell table:number-columns-repeated="2"/>
        </table:table-row>
        <table:table-row table:style-name="ro7">
          <table:table-cell table:style-name="Default" table:number-columns-repeated="8"/>
          <table:table-cell table:style-name="ce58" table:formula="of:=SUM([.I2:.I28])" office:value-type="float" office:value="14562.525" calcext:value-type="float">
            <text:p>14562,525</text:p>
          </table:table-cell>
          <table:table-cell table:style-name="Default" table:number-columns-repeated="2"/>
        </table:table-row>
        <table:table-row table:style-name="ro5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Kling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6-12-24" calcext:value-type="date">
            <text:p>24 XII 86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G31]*[.H31]" office:value-type="float" office:value="443.75" calcext:value-type="float">
            <text:p>443,75 zł</text:p>
          </table:table-cell>
          <table:table-cell table:style-name="ce11"/>
          <table:table-cell table:style-name="ce1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85-07-05" calcext:value-type="date">
            <text:p>5 VII 85</text:p>
          </table:table-cell>
          <table:table-cell office:value-type="float" office:value="35.5" calcext:value-type="float">
            <text:p>35,5</text:p>
          </table:table-cell>
          <table:table-cell office:value-type="float" office:value="13.3" calcext:value-type="float">
            <text:p>13,30 zł</text:p>
          </table:table-cell>
          <table:table-cell table:formula="of:=[.G32]*[.H32]" office:value-type="float" office:value="472.15" calcext:value-type="float">
            <text:p>472,15 zł</text:p>
          </table:table-cell>
          <table:table-cell table:style-name="ce11"/>
          <table:table-cell table:style-name="ce1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olleen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jdy Wodne</text:p>
          </table:table-cell>
          <table:table-cell office:value-type="date" office:date-value="1990-07-26" calcext:value-type="date">
            <text:p>26 VII 90</text:p>
          </table:table-cell>
          <table:table-cell office:value-type="float" office:value="42" calcext:value-type="float">
            <text:p>42,0</text:p>
          </table:table-cell>
          <table:table-cell office:value-type="float" office:value="16.75" calcext:value-type="float">
            <text:p>16,75 zł</text:p>
          </table:table-cell>
          <table:table-cell table:formula="of:=[.G33]*[.H33]" office:value-type="float" office:value="703.5" calcext:value-type="float">
            <text:p>703,50 zł</text:p>
          </table:table-cell>
          <table:table-cell table:style-name="ce11"/>
          <table:table-cell table:style-name="ce1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eri</text:p>
          </table:table-cell>
          <table:table-cell office:value-type="string" calcext:value-type="string">
            <text:p>Bin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8-06-07" calcext:value-type="date">
            <text:p>7 VI 88</text:p>
          </table:table-cell>
          <table:table-cell office:value-type="float" office:value="40" calcext:value-type="float">
            <text:p>40,0</text:p>
          </table:table-cell>
          <table:table-cell office:value-type="float" office:value="8.75" calcext:value-type="float">
            <text:p>8,75 zł</text:p>
          </table:table-cell>
          <table:table-cell table:formula="of:=[.G34]*[.H34]" office:value-type="float" office:value="350" calcext:value-type="float">
            <text:p>350,00 zł</text:p>
          </table:table-cell>
          <table:table-cell table:style-name="ce11"/>
          <table:table-cell table:style-name="ce13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Califano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jdy Wodne</text:p>
          </table:table-cell>
          <table:table-cell office:value-type="date" office:date-value="1989-02-26" calcext:value-type="date">
            <text:p>26 II 89</text:p>
          </table:table-cell>
          <table:table-cell office:value-type="float" office:value="35" calcext:value-type="float">
            <text:p>35,0</text:p>
          </table:table-cell>
          <table:table-cell office:value-type="float" office:value="12.1" calcext:value-type="float">
            <text:p>12,10 zł</text:p>
          </table:table-cell>
          <table:table-cell table:formula="of:=[.G35]*[.H35]" office:value-type="float" office:value="423.5" calcext:value-type="float">
            <text:p>423,50 zł</text:p>
          </table:table-cell>
          <table:table-cell table:style-name="ce11"/>
          <table:table-cell table:style-name="ce1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Ambrose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5-01-25" calcext:value-type="date">
            <text:p>25 I 85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G36]*[.H36]" office:value-type="float" office:value="443.75" calcext:value-type="float">
            <text:p>443,75 zł</text:p>
          </table:table-cell>
          <table:table-cell table:style-name="ce11"/>
          <table:table-cell table:style-name="ce1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87-06-10" calcext:value-type="date">
            <text:p>10 VI 87</text:p>
          </table:table-cell>
          <table:table-cell office:value-type="float" office:value="40" calcext:value-type="float">
            <text:p>40,0</text:p>
          </table:table-cell>
          <table:table-cell office:value-type="float" office:value="12.6" calcext:value-type="float">
            <text:p>12,60 zł</text:p>
          </table:table-cell>
          <table:table-cell table:formula="of:=[.G37]*[.H37]" office:value-type="float" office:value="504" calcext:value-type="float">
            <text:p>504,00 zł</text:p>
          </table:table-cell>
          <table:table-cell table:style-name="ce11"/>
          <table:table-cell table:style-name="ce1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6-07-21" calcext:value-type="date">
            <text:p>21 VII 86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G38]*[.H38]" office:value-type="float" office:value="443.75" calcext:value-type="float">
            <text:p>443,75 zł</text:p>
          </table:table-cell>
          <table:table-cell table:style-name="ce11"/>
          <table:table-cell table:style-name="ce1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1-03-08" calcext:value-type="date">
            <text:p>8 III 81</text:p>
          </table:table-cell>
          <table:table-cell office:value-type="float" office:value="40" calcext:value-type="float">
            <text:p>40,0</text:p>
          </table:table-cell>
          <table:table-cell office:value-type="float" office:value="19.5" calcext:value-type="float">
            <text:p>19,50 zł</text:p>
          </table:table-cell>
          <table:table-cell table:formula="of:=[.G39]*[.H39]" office:value-type="float" office:value="780" calcext:value-type="float">
            <text:p>780,00 zł</text:p>
          </table:table-cell>
          <table:table-cell table:style-name="ce11"/>
          <table:table-cell table:style-name="ce1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Jeri Lynn</text:p>
          </table:table-cell>
          <table:table-cell office:value-type="string" calcext:value-type="string">
            <text:p>MacFal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4-04-08" calcext:value-type="date">
            <text:p>8 IV 84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G40]*[.H40]" office:value-type="float" office:value="860" calcext:value-type="float">
            <text:p>860,00 zł</text:p>
          </table:table-cell>
          <table:table-cell table:style-name="ce11"/>
          <table:table-cell table:style-name="ce1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Hinkelma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5-11-08" calcext:value-type="date">
            <text:p>8 XI 85</text:p>
          </table:table-cell>
          <table:table-cell office:value-type="float" office:value="40" calcext:value-type="float">
            <text:p>40,0</text:p>
          </table:table-cell>
          <table:table-cell office:value-type="float" office:value="19.5" calcext:value-type="float">
            <text:p>19,50 zł</text:p>
          </table:table-cell>
          <table:table-cell table:formula="of:=[.G41]*[.H41]" office:value-type="float" office:value="780" calcext:value-type="float">
            <text:p>780,00 zł</text:p>
          </table:table-cell>
          <table:table-cell table:style-name="ce11"/>
          <table:table-cell table:style-name="ce1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4-08-23" calcext:value-type="date">
            <text:p>23 VIII 84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G42]*[.H42]" office:value-type="float" office:value="860" calcext:value-type="float">
            <text:p>860,00 zł</text:p>
          </table:table-cell>
          <table:table-cell/>
          <table:table-cell table:style-name="ce1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Reagan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90-08-12" calcext:value-type="date">
            <text:p>12 VIII 90</text:p>
          </table:table-cell>
          <table:table-cell office:value-type="float" office:value="35" calcext:value-type="float">
            <text:p>35,0</text:p>
          </table:table-cell>
          <table:table-cell office:value-type="float" office:value="24" calcext:value-type="float">
            <text:p>24,00 zł</text:p>
          </table:table-cell>
          <table:table-cell table:formula="of:=[.G43]*[.H43]" office:value-type="float" office:value="840" calcext:value-type="float">
            <text:p>840,00 zł</text:p>
          </table:table-cell>
          <table:table-cell/>
          <table:table-cell table:style-name="ce1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7-11-25" calcext:value-type="date">
            <text:p>25 XI 87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G44]*[.H44]" office:value-type="float" office:value="443.75" calcext:value-type="float">
            <text:p>443,75 zł</text:p>
          </table:table-cell>
          <table:table-cell/>
          <table:table-cell table:style-name="ce12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6-05-31" calcext:value-type="date">
            <text:p>31 V 86</text:p>
          </table:table-cell>
          <table:table-cell office:value-type="float" office:value="40" calcext:value-type="float">
            <text:p>40,0</text:p>
          </table:table-cell>
          <table:table-cell office:value-type="float" office:value="8.75" calcext:value-type="float">
            <text:p>8,75 zł</text:p>
          </table:table-cell>
          <table:table-cell table:formula="of:=[.G45]*[.H45]" office:value-type="float" office:value="350" calcext:value-type="float">
            <text:p>350,00 zł</text:p>
          </table:table-cell>
          <table:table-cell table:number-columns-repeated="2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Feldsott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7-12-03" calcext:value-type="date">
            <text:p>3 XII 87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G46]*[.H46]" office:value-type="float" office:value="443.75" calcext:value-type="float">
            <text:p>443,75 zł</text:p>
          </table:table-cell>
          <table:table-cell table:number-columns-repeated="2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jdy Wodne</text:p>
          </table:table-cell>
          <table:table-cell office:value-type="date" office:date-value="1988-06-07" calcext:value-type="date">
            <text:p>7 VI 88</text:p>
          </table:table-cell>
          <table:table-cell office:value-type="float" office:value="25" calcext:value-type="float">
            <text:p>25,0</text:p>
          </table:table-cell>
          <table:table-cell office:value-type="float" office:value="8.52" calcext:value-type="float">
            <text:p>8,52 zł</text:p>
          </table:table-cell>
          <table:table-cell table:formula="of:=[.G47]*[.H47]" office:value-type="float" office:value="213" calcext:value-type="float">
            <text:p>213,00 zł</text:p>
          </table:table-cell>
          <table:table-cell table:number-columns-repeated="2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Maccalus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91-01-23" calcext:value-type="date">
            <text:p>23 I 91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G48]*[.H48]" office:value-type="float" office:value="860" calcext:value-type="float">
            <text:p>860,00 zł</text:p>
          </table:table-cell>
          <table:table-cell table:number-columns-repeated="2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Wheeler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81-08-14" calcext:value-type="date">
            <text:p>14 VIII 81</text:p>
          </table:table-cell>
          <table:table-cell office:value-type="float" office:value="38" calcext:value-type="float">
            <text:p>38,0</text:p>
          </table:table-cell>
          <table:table-cell office:value-type="float" office:value="15.5" calcext:value-type="float">
            <text:p>15,50 zł</text:p>
          </table:table-cell>
          <table:table-cell table:formula="of:=[.G49]*[.H49]" office:value-type="float" office:value="589" calcext:value-type="float">
            <text:p>589,00 zł</text:p>
          </table:table-cell>
          <table:table-cell table:number-columns-repeated="2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7-01-12" calcext:value-type="date">
            <text:p>12 I 87</text:p>
          </table:table-cell>
          <table:table-cell office:value-type="float" office:value="42" calcext:value-type="float">
            <text:p>42,0</text:p>
          </table:table-cell>
          <table:table-cell office:value-type="float" office:value="16.75" calcext:value-type="float">
            <text:p>16,75 zł</text:p>
          </table:table-cell>
          <table:table-cell table:formula="of:=[.G50]*[.H50]" office:value-type="float" office:value="703.5" calcext:value-type="float">
            <text:p>703,50 zł</text:p>
          </table:table-cell>
          <table:table-cell table:number-columns-repeated="2"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9-04-27" calcext:value-type="date">
            <text:p>27 IV 89</text:p>
          </table:table-cell>
          <table:table-cell office:value-type="float" office:value="15.5" calcext:value-type="float">
            <text:p>15,5</text:p>
          </table:table-cell>
          <table:table-cell office:value-type="float" office:value="6.5" calcext:value-type="float">
            <text:p>6,50 zł</text:p>
          </table:table-cell>
          <table:table-cell table:formula="of:=[.G51]*[.H51]" office:value-type="float" office:value="100.75" calcext:value-type="float">
            <text:p>100,75 zł</text:p>
          </table:table-cell>
          <table:table-cell table:number-columns-repeated="2"/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jdy Wodne</text:p>
          </table:table-cell>
          <table:table-cell office:value-type="date" office:date-value="1984-03-27" calcext:value-type="date">
            <text:p>27 III 84</text:p>
          </table:table-cell>
          <table:table-cell office:value-type="float" office:value="35.5" calcext:value-type="float">
            <text:p>35,5</text:p>
          </table:table-cell>
          <table:table-cell office:value-type="float" office:value="13.3" calcext:value-type="float">
            <text:p>13,30 zł</text:p>
          </table:table-cell>
          <table:table-cell table:formula="of:=[.G52]*[.H52]" office:value-type="float" office:value="472.15" calcext:value-type="float">
            <text:p>472,15 zł</text:p>
          </table:table-cell>
          <table:table-cell table:number-columns-repeated="2"/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89-10-14" calcext:value-type="date">
            <text:p>14 X 89</text:p>
          </table:table-cell>
          <table:table-cell office:value-type="float" office:value="40" calcext:value-type="float">
            <text:p>40,0</text:p>
          </table:table-cell>
          <table:table-cell office:value-type="float" office:value="15.5" calcext:value-type="float">
            <text:p>15,50 zł</text:p>
          </table:table-cell>
          <table:table-cell table:formula="of:=[.G53]*[.H53]" office:value-type="float" office:value="620" calcext:value-type="float">
            <text:p>620,00 zł</text:p>
          </table:table-cell>
          <table:table-cell table:number-columns-repeated="2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84-02-14" calcext:value-type="date">
            <text:p>14 II 84</text:p>
          </table:table-cell>
          <table:table-cell office:value-type="float" office:value="40" calcext:value-type="float">
            <text:p>40,0</text:p>
          </table:table-cell>
          <table:table-cell office:value-type="float" office:value="7.22" calcext:value-type="float">
            <text:p>7,22 zł</text:p>
          </table:table-cell>
          <table:table-cell table:formula="of:=[.G54]*[.H54]" office:value-type="float" office:value="288.8" calcext:value-type="float">
            <text:p>288,80 zł</text:p>
          </table:table-cell>
          <table:table-cell table:number-columns-repeated="2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Barthoff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9-10-27" calcext:value-type="date">
            <text:p>27 X 89</text:p>
          </table:table-cell>
          <table:table-cell office:value-type="float" office:value="40" calcext:value-type="float">
            <text:p>40,0</text:p>
          </table:table-cell>
          <table:table-cell office:value-type="float" office:value="6.5" calcext:value-type="float">
            <text:p>6,50 zł</text:p>
          </table:table-cell>
          <table:table-cell table:formula="of:=[.G55]*[.H55]" office:value-type="float" office:value="260" calcext:value-type="float">
            <text:p>260,00 zł</text:p>
          </table:table-cell>
          <table:table-cell table:number-columns-repeated="2"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6-12-13" calcext:value-type="date">
            <text:p>13 XII 86</text:p>
          </table:table-cell>
          <table:table-cell office:value-type="float" office:value="40" calcext:value-type="float">
            <text:p>40,0</text:p>
          </table:table-cell>
          <table:table-cell office:value-type="float" office:value="19.5" calcext:value-type="float">
            <text:p>19,50 zł</text:p>
          </table:table-cell>
          <table:table-cell table:formula="of:=[.G56]*[.H56]" office:value-type="float" office:value="780" calcext:value-type="float">
            <text:p>780,00 zł</text:p>
          </table:table-cell>
          <table:table-cell table:number-columns-repeated="2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Petty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4-11-30" calcext:value-type="date">
            <text:p>30 XI 84</text:p>
          </table:table-cell>
          <table:table-cell office:value-type="float" office:value="40" calcext:value-type="float">
            <text:p>40,0</text:p>
          </table:table-cell>
          <table:table-cell office:value-type="float" office:value="6.5" calcext:value-type="float">
            <text:p>6,50 zł</text:p>
          </table:table-cell>
          <table:table-cell table:formula="of:=[.G57]*[.H57]" office:value-type="float" office:value="260" calcext:value-type="float">
            <text:p>260,00 zł</text:p>
          </table:table-cell>
          <table:table-cell table:number-columns-repeated="2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string" calcext:value-type="string">
            <text:p>Lorr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1-03-03" calcext:value-type="date">
            <text:p>3 III 81</text:p>
          </table:table-cell>
          <table:table-cell office:value-type="float" office:value="15.5" calcext:value-type="float">
            <text:p>15,5</text:p>
          </table:table-cell>
          <table:table-cell office:value-type="float" office:value="12.6" calcext:value-type="float">
            <text:p>12,60 zł</text:p>
          </table:table-cell>
          <table:table-cell table:formula="of:=[.G58]*[.H58]" office:value-type="float" office:value="195.3" calcext:value-type="float">
            <text:p>195,30 zł</text:p>
          </table:table-cell>
          <table:table-cell table:number-columns-repeated="2"/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7-03-02" calcext:value-type="date">
            <text:p>2 III 87</text:p>
          </table:table-cell>
          <table:table-cell office:value-type="float" office:value="15.5" calcext:value-type="float">
            <text:p>15,5</text:p>
          </table:table-cell>
          <table:table-cell office:value-type="float" office:value="5.5" calcext:value-type="float">
            <text:p>5,50 zł</text:p>
          </table:table-cell>
          <table:table-cell table:formula="of:=[.G59]*[.H59]" office:value-type="float" office:value="85.25" calcext:value-type="float">
            <text:p>85,25 zł</text:p>
          </table:table-cell>
          <table:table-cell table:number-columns-repeated="2"/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Toole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90-09-01" calcext:value-type="date">
            <text:p>1 IX 90</text:p>
          </table:table-cell>
          <table:table-cell office:value-type="float" office:value="15.5" calcext:value-type="float">
            <text:p>15,5</text:p>
          </table:table-cell>
          <table:table-cell office:value-type="float" office:value="6.5" calcext:value-type="float">
            <text:p>6,50 zł</text:p>
          </table:table-cell>
          <table:table-cell table:formula="of:=[.G60]*[.H60]" office:value-type="float" office:value="100.75" calcext:value-type="float">
            <text:p>100,75 zł</text:p>
          </table:table-cell>
          <table:table-cell table:number-columns-repeated="2"/>
        </table:table-row>
        <table:table-row table:style-name="ro5">
          <table:table-cell table:style-name="Default" table:number-columns-repeated="7"/>
          <table:table-cell table:style-name="Default" table:formula="of:=AVERAGE([.H31:.H60])" office:value-type="float" office:value="13.4213333333333" calcext:value-type="float">
            <text:p>13,4213333333333</text:p>
          </table:table-cell>
          <table:table-cell table:style-name="Default" table:number-columns-repeated="3"/>
        </table:table-row>
      </table:table>
      <table:table table:name="Arkusz5" table:style-name="ta4">
        <office:forms form:automatic-focus="false" form:apply-design-mode="false"/>
        <table:table-column table:style-name="co19" table:default-cell-style-name="ce5"/>
        <table:table-column table:style-name="co19" table:number-columns-repeated="4" table:default-cell-style-name="ce3"/>
        <table:table-column table:style-name="co19" table:default-cell-style-name="ce6"/>
        <table:table-column table:style-name="co19" table:default-cell-style-name="ce9"/>
        <table:table-column table:style-name="co19" table:number-columns-repeated="2" table:default-cell-style-name="ce10"/>
        <table:table-column table:style-name="co19" table:default-cell-style-name="ce2"/>
        <table:table-column table:style-name="co19" table:default-cell-style-name="ce15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row table:style-name="ro8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/>
          <table:table-cell table:style-name="ce4" office:value-type="string" calcext:value-type="string">
            <text:p>DEPART</text:p>
          </table:table-cell>
          <table:table-cell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Teri</text:p>
          </table:table-cell>
          <table:table-cell office:value-type="string" calcext:value-type="string">
            <text:p>Bin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8-06-07" calcext:value-type="date">
            <text:p>7 VI 88</text:p>
          </table:table-cell>
          <table:table-cell office:value-type="float" office:value="40" calcext:value-type="float">
            <text:p>40,0</text:p>
          </table:table-cell>
          <table:table-cell office:value-type="float" office:value="8.75" calcext:value-type="float">
            <text:p>8,75 zł</text:p>
          </table:table-cell>
          <table:table-cell table:formula="of:=[.G2]*[.H2]" office:value-type="float" office:value="350" calcext:value-type="float">
            <text:p>350,00 zł</text:p>
          </table:table-cell>
          <table:table-cell table:style-name="ce11"/>
          <table:table-cell table:style-name="ce13"/>
          <table:table-cell/>
          <table:table-cell table:style-name="ce3" office:value-type="string" calcext:value-type="string">
            <text:p>Rajdy Dorosłych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Krame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ziecinne</text:p>
          </table:table-cell>
          <table:table-cell office:value-type="date" office:date-value="1987-06-23" calcext:value-type="date">
            <text:p>23 VI 87</text:p>
          </table:table-cell>
          <table:table-cell office:value-type="float" office:value="40" calcext:value-type="float">
            <text:p>40,0</text:p>
          </table:table-cell>
          <table:table-cell office:value-type="float" office:value="15" calcext:value-type="float">
            <text:p>15,00 zł</text:p>
          </table:table-cell>
          <table:table-cell table:formula="of:=[.G3]*[.H3]" office:value-type="float" office:value="600" calcext:value-type="float">
            <text:p>600,00 zł</text:p>
          </table:table-cell>
          <table:table-cell table:style-name="ce11"/>
          <table:table-cell table:style-name="ce14"/>
          <table:table-cell table:number-columns-repeated="3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okazy</text:p>
          </table:table-cell>
          <table:table-cell office:value-type="date" office:date-value="1984-02-02" calcext:value-type="date">
            <text:p>2 II 84</text:p>
          </table:table-cell>
          <table:table-cell office:value-type="float" office:value="40" calcext:value-type="float">
            <text:p>40,0</text:p>
          </table:table-cell>
          <table:table-cell office:value-type="float" office:value="8.75" calcext:value-type="float">
            <text:p>8,75 zł</text:p>
          </table:table-cell>
          <table:table-cell table:formula="of:=[.G4]*[.H4]" office:value-type="float" office:value="350" calcext:value-type="float">
            <text:p>350,00 zł</text:p>
          </table:table-cell>
          <table:table-cell table:style-name="ce11"/>
          <table:table-cell table:style-name="ce14"/>
          <table:table-cell table:number-columns-repeated="3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Jeri Lynn</text:p>
          </table:table-cell>
          <table:table-cell office:value-type="string" calcext:value-type="string">
            <text:p>MacFal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4-04-08" calcext:value-type="date">
            <text:p>8 IV 84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G5]*[.H5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number-columns-repeated="3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4-08-23" calcext:value-type="date">
            <text:p>23 VIII 84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G6]*[.H6]" office:value-type="float" office:value="860" calcext:value-type="float">
            <text:p>860,00 zł</text:p>
          </table:table-cell>
          <table:table-cell/>
          <table:table-cell table:style-name="ce14"/>
          <table:table-cell table:number-columns-repeated="3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6-05-31" calcext:value-type="date">
            <text:p>31 V 86</text:p>
          </table:table-cell>
          <table:table-cell office:value-type="float" office:value="40" calcext:value-type="float">
            <text:p>40,0</text:p>
          </table:table-cell>
          <table:table-cell office:value-type="float" office:value="8.75" calcext:value-type="float">
            <text:p>8,75 zł</text:p>
          </table:table-cell>
          <table:table-cell table:formula="of:=[.G7]*[.H7]" office:value-type="float" office:value="350" calcext:value-type="float">
            <text:p>350,00 zł</text:p>
          </table:table-cell>
          <table:table-cell table:number-columns-repeated="5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Bower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office:value-type="date" office:date-value="1986-12-05" calcext:value-type="date">
            <text:p>5 XII 86</text:p>
          </table:table-cell>
          <table:table-cell office:value-type="float" office:value="15.5" calcext:value-type="float">
            <text:p>15,5</text:p>
          </table:table-cell>
          <table:table-cell office:value-type="float" office:value="6.5" calcext:value-type="float">
            <text:p>6,50 zł</text:p>
          </table:table-cell>
          <table:table-cell table:formula="of:=[.G8]*[.H8]" office:value-type="float" office:value="100.75" calcext:value-type="float">
            <text:p>100,75 zł</text:p>
          </table:table-cell>
          <table:table-cell table:number-columns-repeated="5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okazy</text:p>
          </table:table-cell>
          <table:table-cell office:value-type="date" office:date-value="1986-10-05" calcext:value-type="date">
            <text:p>5 X 86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G9]*[.H9]" office:value-type="float" office:value="860" calcext:value-type="float">
            <text:p>860,00 zł</text:p>
          </table:table-cell>
          <table:table-cell table:number-columns-repeated="5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Maccalus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91-01-23" calcext:value-type="date">
            <text:p>23 I 91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G10]*[.H10]" office:value-type="float" office:value="860" calcext:value-type="float">
            <text:p>860,00 zł</text:p>
          </table:table-cell>
          <table:table-cell table:number-columns-repeated="5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Trel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ziecinne</text:p>
          </table:table-cell>
          <table:table-cell office:value-type="date" office:date-value="1986-06-17" calcext:value-type="date">
            <text:p>17 VI 86</text:p>
          </table:table-cell>
          <table:table-cell office:value-type="float" office:value="40" calcext:value-type="float">
            <text:p>40,0</text:p>
          </table:table-cell>
          <table:table-cell office:value-type="float" office:value="8.75" calcext:value-type="float">
            <text:p>8,75 zł</text:p>
          </table:table-cell>
          <table:table-cell table:formula="of:=[.G11]*[.H11]" office:value-type="float" office:value="350" calcext:value-type="float">
            <text:p>350,00 zł</text:p>
          </table:table-cell>
          <table:table-cell table:number-columns-repeated="5"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9-04-27" calcext:value-type="date">
            <text:p>27 IV 89</text:p>
          </table:table-cell>
          <table:table-cell office:value-type="float" office:value="15.5" calcext:value-type="float">
            <text:p>15,5</text:p>
          </table:table-cell>
          <table:table-cell office:value-type="float" office:value="6.5" calcext:value-type="float">
            <text:p>6,50 zł</text:p>
          </table:table-cell>
          <table:table-cell table:formula="of:=[.G12]*[.H12]" office:value-type="float" office:value="100.75" calcext:value-type="float">
            <text:p>100,75 zł</text:p>
          </table:table-cell>
          <table:table-cell table:number-columns-repeated="5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ziecinne</text:p>
          </table:table-cell>
          <table:table-cell office:value-type="date" office:date-value="1988-11-23" calcext:value-type="date">
            <text:p>23 XI 88</text:p>
          </table:table-cell>
          <table:table-cell office:value-type="float" office:value="35" calcext:value-type="float">
            <text:p>35,0</text:p>
          </table:table-cell>
          <table:table-cell office:value-type="float" office:value="12.1" calcext:value-type="float">
            <text:p>12,10 zł</text:p>
          </table:table-cell>
          <table:table-cell table:formula="of:=[.G13]*[.H13]" office:value-type="float" office:value="423.5" calcext:value-type="float">
            <text:p>423,50 zł</text:p>
          </table:table-cell>
          <table:table-cell table:number-columns-repeated="5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Winge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office:value-type="date" office:date-value="1986-02-01" calcext:value-type="date">
            <text:p>1 II 86</text:p>
          </table:table-cell>
          <table:table-cell office:value-type="float" office:value="35" calcext:value-type="float">
            <text:p>35,0</text:p>
          </table:table-cell>
          <table:table-cell office:value-type="float" office:value="24" calcext:value-type="float">
            <text:p>24,00 zł</text:p>
          </table:table-cell>
          <table:table-cell table:formula="of:=[.G14]*[.H14]" office:value-type="float" office:value="840" calcext:value-type="float">
            <text:p>840,00 zł</text:p>
          </table:table-cell>
          <table:table-cell table:number-columns-repeated="5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Frieda</text:p>
          </table:table-cell>
          <table:table-cell office:value-type="string" calcext:value-type="string">
            <text:p>Bin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office:value-type="date" office:date-value="1982-02-17" calcext:value-type="date">
            <text:p>17 II 82</text:p>
          </table:table-cell>
          <table:table-cell office:value-type="float" office:value="40" calcext:value-type="float">
            <text:p>40,0</text:p>
          </table:table-cell>
          <table:table-cell office:value-type="float" office:value="12.1" calcext:value-type="float">
            <text:p>12,10 zł</text:p>
          </table:table-cell>
          <table:table-cell table:formula="of:=[.G15]*[.H15]" office:value-type="float" office:value="484" calcext:value-type="float">
            <text:p>484,00 zł</text:p>
          </table:table-cell>
          <table:table-cell table:number-columns-repeated="5"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6-12-13" calcext:value-type="date">
            <text:p>13 XII 86</text:p>
          </table:table-cell>
          <table:table-cell office:value-type="float" office:value="40" calcext:value-type="float">
            <text:p>40,0</text:p>
          </table:table-cell>
          <table:table-cell office:value-type="float" office:value="19.5" calcext:value-type="float">
            <text:p>19,50 zł</text:p>
          </table:table-cell>
          <table:table-cell table:formula="of:=[.G16]*[.H16]" office:value-type="float" office:value="780" calcext:value-type="float">
            <text:p>780,00 zł</text:p>
          </table:table-cell>
          <table:table-cell table:number-columns-repeated="5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okazy</text:p>
          </table:table-cell>
          <table:table-cell office:value-type="date" office:date-value="1985-07-23" calcext:value-type="date">
            <text:p>23 VII 85</text:p>
          </table:table-cell>
          <table:table-cell office:value-type="float" office:value="40" calcext:value-type="float">
            <text:p>40,0</text:p>
          </table:table-cell>
          <table:table-cell office:value-type="float" office:value="15" calcext:value-type="float">
            <text:p>15,00 zł</text:p>
          </table:table-cell>
          <table:table-cell table:formula="of:=[.G17]*[.H17]" office:value-type="float" office:value="600" calcext:value-type="float">
            <text:p>600,00 zł</text:p>
          </table:table-cell>
          <table:table-cell table:number-columns-repeated="5"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Slo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okazy</text:p>
          </table:table-cell>
          <table:table-cell office:value-type="date" office:date-value="1984-11-02" calcext:value-type="date">
            <text:p>2 XI 84</text:p>
          </table:table-cell>
          <table:table-cell office:value-type="float" office:value="40" calcext:value-type="float">
            <text:p>40,0</text:p>
          </table:table-cell>
          <table:table-cell office:value-type="float" office:value="15.5" calcext:value-type="float">
            <text:p>15,50 zł</text:p>
          </table:table-cell>
          <table:table-cell table:formula="of:=[.G18]*[.H18]" office:value-type="float" office:value="620" calcext:value-type="float">
            <text:p>620,00 zł</text:p>
          </table:table-cell>
          <table:table-cell table:number-columns-repeated="5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string" calcext:value-type="string">
            <text:p>Lorr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1-03-03" calcext:value-type="date">
            <text:p>3 III 81</text:p>
          </table:table-cell>
          <table:table-cell office:value-type="float" office:value="15.5" calcext:value-type="float">
            <text:p>15,5</text:p>
          </table:table-cell>
          <table:table-cell office:value-type="float" office:value="12.6" calcext:value-type="float">
            <text:p>12,60 zł</text:p>
          </table:table-cell>
          <table:table-cell table:formula="of:=[.G19]*[.H19]" office:value-type="float" office:value="195.3" calcext:value-type="float">
            <text:p>195,30 zł</text:p>
          </table:table-cell>
          <table:table-cell table:number-columns-repeated="5"/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7-03-02" calcext:value-type="date">
            <text:p>2 III 87</text:p>
          </table:table-cell>
          <table:table-cell office:value-type="float" office:value="15.5" calcext:value-type="float">
            <text:p>15,5</text:p>
          </table:table-cell>
          <table:table-cell office:value-type="float" office:value="5.5" calcext:value-type="float">
            <text:p>5,50 zł</text:p>
          </table:table-cell>
          <table:table-cell table:formula="of:=[.G20]*[.H20]" office:value-type="float" office:value="85.25" calcext:value-type="float">
            <text:p>85,25 zł</text:p>
          </table:table-cell>
          <table:table-cell table:number-columns-repeated="5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ziecinne</text:p>
          </table:table-cell>
          <table:table-cell office:value-type="date" office:date-value="1987-12-24" calcext:value-type="date">
            <text:p>24 XII 87</text:p>
          </table:table-cell>
          <table:table-cell office:value-type="float" office:value="40" calcext:value-type="float">
            <text:p>40,0</text:p>
          </table:table-cell>
          <table:table-cell office:value-type="float" office:value="16.75" calcext:value-type="float">
            <text:p>16,75 zł</text:p>
          </table:table-cell>
          <table:table-cell table:formula="of:=[.G21]*[.H21]" office:value-type="float" office:value="670" calcext:value-type="float">
            <text:p>670,00 zł</text:p>
          </table:table-cell>
          <table:table-cell table:number-columns-repeated="5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Bin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office:value-type="date" office:date-value="1991-04-08" calcext:value-type="date">
            <text:p>8 IV 91</text:p>
          </table:table-cell>
          <table:table-cell office:value-type="float" office:value="40" calcext:value-type="float">
            <text:p>40,0</text:p>
          </table:table-cell>
          <table:table-cell office:value-type="float" office:value="12.1" calcext:value-type="float">
            <text:p>12,10 zł</text:p>
          </table:table-cell>
          <table:table-cell table:formula="of:=[.G22]*[.H22]" office:value-type="float" office:value="484" calcext:value-type="float">
            <text:p>484,00 zł</text:p>
          </table:table-cell>
          <table:table-cell table:number-columns-repeated="5"/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Toole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90-09-01" calcext:value-type="date">
            <text:p>1 IX 90</text:p>
          </table:table-cell>
          <table:table-cell office:value-type="float" office:value="15.5" calcext:value-type="float">
            <text:p>15,5</text:p>
          </table:table-cell>
          <table:table-cell office:value-type="float" office:value="6.5" calcext:value-type="float">
            <text:p>6,50 zł</text:p>
          </table:table-cell>
          <table:table-cell table:formula="of:=[.G23]*[.H23]" office:value-type="float" office:value="100.75" calcext:value-type="float">
            <text:p>100,75 zł</text:p>
          </table:table-cell>
          <table:table-cell table:number-columns-repeated="5"/>
        </table:table-row>
        <table:table-row table:style-name="ro5" table:number-rows-repeated="4">
          <table:table-cell table:style-name="Default" table:number-columns-repeated="11"/>
          <table:table-cell table:number-columns-repeated="3"/>
        </table:table-row>
        <table:table-row table:style-name="ro5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number-columns-repeated="3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Bower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office:value-type="date" office:date-value="1986-12-05" calcext:value-type="date">
            <text:p>5 XII 86</text:p>
          </table:table-cell>
          <table:table-cell office:value-type="float" office:value="15.5" calcext:value-type="float">
            <text:p>15,5</text:p>
          </table:table-cell>
          <table:table-cell office:value-type="float" office:value="6.5" calcext:value-type="float">
            <text:p>6,50 zł</text:p>
          </table:table-cell>
          <table:table-cell table:formula="of:=[.G29]*[.H29]" office:value-type="float" office:value="100.75" calcext:value-type="float">
            <text:p>100,75 zł</text:p>
          </table:table-cell>
          <table:table-cell table:number-columns-repeated="5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Winge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office:value-type="date" office:date-value="1986-02-01" calcext:value-type="date">
            <text:p>1 II 86</text:p>
          </table:table-cell>
          <table:table-cell office:value-type="float" office:value="35" calcext:value-type="float">
            <text:p>35,0</text:p>
          </table:table-cell>
          <table:table-cell office:value-type="float" office:value="24" calcext:value-type="float">
            <text:p>24,00 zł</text:p>
          </table:table-cell>
          <table:table-cell table:formula="of:=[.G30]*[.H30]" office:value-type="float" office:value="840" calcext:value-type="float">
            <text:p>840,00 zł</text:p>
          </table:table-cell>
          <table:table-cell table:number-columns-repeated="5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Frieda</text:p>
          </table:table-cell>
          <table:table-cell office:value-type="string" calcext:value-type="string">
            <text:p>Bin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office:value-type="date" office:date-value="1982-02-17" calcext:value-type="date">
            <text:p>17 II 82</text:p>
          </table:table-cell>
          <table:table-cell office:value-type="float" office:value="40" calcext:value-type="float">
            <text:p>40,0</text:p>
          </table:table-cell>
          <table:table-cell office:value-type="float" office:value="12.1" calcext:value-type="float">
            <text:p>12,10 zł</text:p>
          </table:table-cell>
          <table:table-cell table:formula="of:=[.G31]*[.H31]" office:value-type="float" office:value="484" calcext:value-type="float">
            <text:p>484,00 zł</text:p>
          </table:table-cell>
          <table:table-cell table:number-columns-repeated="5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Bin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office:value-type="date" office:date-value="1991-04-08" calcext:value-type="date">
            <text:p>8 IV 91</text:p>
          </table:table-cell>
          <table:table-cell office:value-type="float" office:value="40" calcext:value-type="float">
            <text:p>40,0</text:p>
          </table:table-cell>
          <table:table-cell office:value-type="float" office:value="12.1" calcext:value-type="float">
            <text:p>12,10 zł</text:p>
          </table:table-cell>
          <table:table-cell table:formula="of:=[.G32]*[.H32]" office:value-type="float" office:value="484" calcext:value-type="float">
            <text:p>484,00 zł</text:p>
          </table:table-cell>
          <table:table-cell table:number-columns-repeated="5"/>
        </table:table-row>
        <table:table-row table:style-name="ro5">
          <table:table-cell table:style-name="Default" table:number-columns-repeated="8"/>
          <table:table-cell table:style-name="Default" table:formula="of:=MAX([.I29:.I32])" office:value-type="float" office:value="840" calcext:value-type="float">
            <text:p>840</text:p>
          </table:table-cell>
          <table:table-cell table:style-name="Default" table:number-columns-repeated="2"/>
          <table:table-cell table:number-columns-repeated="3"/>
        </table:table-row>
        <table:table-row table:style-name="ro5" table:number-rows-repeated="2">
          <table:table-cell table:style-name="Default" table:number-columns-repeated="11"/>
          <table:table-cell table:number-columns-repeated="3"/>
        </table:table-row>
        <table:table-row table:style-name="ro8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/>
          <table:table-cell table:number-columns-repeated="2" table:style-name="ce4" office:value-type="string" calcext:value-type="string">
            <text:p>DATA ZATR.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ulbert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Dziecinne</text:p>
          </table:table-cell>
          <table:table-cell office:value-type="date" office:date-value="1983-07-12" calcext:value-type="date">
            <text:p>12 VII 83</text:p>
          </table:table-cell>
          <table:table-cell office:value-type="float" office:value="40" calcext:value-type="float">
            <text:p>40,0</text:p>
          </table:table-cell>
          <table:table-cell office:value-type="float" office:value="12.6" calcext:value-type="float">
            <text:p>12,60 zł</text:p>
          </table:table-cell>
          <table:table-cell table:formula="of:=[.G37]*[.H37]" office:value-type="float" office:value="504" calcext:value-type="float">
            <text:p>504,00 zł</text:p>
          </table:table-cell>
          <table:table-cell table:style-name="ce11"/>
          <table:table-cell table:style-name="ce14"/>
          <table:table-cell/>
          <table:table-cell office:value-type="string" calcext:value-type="string">
            <text:p>&gt;1.01.1988</text:p>
          </table:table-cell>
          <table:table-cell office:value-type="string" calcext:value-type="string">
            <text:p>&lt;30.12.1990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Bally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83-04-15" calcext:value-type="date">
            <text:p>15 IV 83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G38]*[.H38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/>
          <table:table-cell table:style-name="ce59"/>
          <table:table-cell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Swayne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90-12-30" calcext:value-type="date">
            <text:p>30 XII 90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G39]*[.H39]" office:value-type="float" office:value="860" calcext:value-type="float">
            <text:p>860,00 zł</text:p>
          </table:table-cell>
          <table:table-cell table:style-name="ce11"/>
          <table:table-cell table:style-name="ce14"/>
          <table:table-cell table:number-columns-repeated="3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Shing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Dziecinne</text:p>
          </table:table-cell>
          <table:table-cell office:value-type="date" office:date-value="1984-08-08" calcext:value-type="date">
            <text:p>8 VIII 84</text:p>
          </table:table-cell>
          <table:table-cell office:value-type="float" office:value="35.5" calcext:value-type="float">
            <text:p>35,5</text:p>
          </table:table-cell>
          <table:table-cell office:value-type="float" office:value="13.3" calcext:value-type="float">
            <text:p>13,30 zł</text:p>
          </table:table-cell>
          <table:table-cell table:formula="of:=[.G40]*[.H40]" office:value-type="float" office:value="472.15" calcext:value-type="float">
            <text:p>472,15 zł</text:p>
          </table:table-cell>
          <table:table-cell table:style-name="ce11"/>
          <table:table-cell table:style-name="ce14"/>
          <table:table-cell table:number-columns-repeated="3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jdy Dziecinne</text:p>
          </table:table-cell>
          <table:table-cell office:value-type="date" office:date-value="1990-04-05" calcext:value-type="date">
            <text:p>5 IV 90</text:p>
          </table:table-cell>
          <table:table-cell office:value-type="float" office:value="32" calcext:value-type="float">
            <text:p>32,0</text:p>
          </table:table-cell>
          <table:table-cell office:value-type="float" office:value="5.5" calcext:value-type="float">
            <text:p>5,50 zł</text:p>
          </table:table-cell>
          <table:table-cell table:formula="of:=[.G41]*[.H41]" office:value-type="float" office:value="176" calcext:value-type="float">
            <text:p>176,00 zł</text:p>
          </table:table-cell>
          <table:table-cell table:style-name="ce11"/>
          <table:table-cell table:style-name="ce14"/>
          <table:table-cell table:number-columns-repeated="3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Dziecinne</text:p>
          </table:table-cell>
          <table:table-cell office:value-type="date" office:date-value="1986-10-11" calcext:value-type="date">
            <text:p>11 X 86</text:p>
          </table:table-cell>
          <table:table-cell office:value-type="float" office:value="35.5" calcext:value-type="float">
            <text:p>35,5</text:p>
          </table:table-cell>
          <table:table-cell office:value-type="float" office:value="13.3" calcext:value-type="float">
            <text:p>13,30 zł</text:p>
          </table:table-cell>
          <table:table-cell table:formula="of:=[.G42]*[.H42]" office:value-type="float" office:value="472.15" calcext:value-type="float">
            <text:p>472,15 zł</text:p>
          </table:table-cell>
          <table:table-cell table:style-name="ce11"/>
          <table:table-cell table:style-name="ce14"/>
          <table:table-cell table:number-columns-repeated="3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Krame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ziecinne</text:p>
          </table:table-cell>
          <table:table-cell office:value-type="date" office:date-value="1987-06-23" calcext:value-type="date">
            <text:p>23 VI 87</text:p>
          </table:table-cell>
          <table:table-cell office:value-type="float" office:value="40" calcext:value-type="float">
            <text:p>40,0</text:p>
          </table:table-cell>
          <table:table-cell office:value-type="float" office:value="15" calcext:value-type="float">
            <text:p>15,00 zł</text:p>
          </table:table-cell>
          <table:table-cell table:formula="of:=[.G43]*[.H43]" office:value-type="float" office:value="600" calcext:value-type="float">
            <text:p>600,00 zł</text:p>
          </table:table-cell>
          <table:table-cell table:style-name="ce11"/>
          <table:table-cell table:style-name="ce14"/>
          <table:table-cell table:number-columns-repeated="3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uffaro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Dziecinne</text:p>
          </table:table-cell>
          <table:table-cell office:value-type="date" office:date-value="1983-09-18" calcext:value-type="date">
            <text:p>18 IX 83</text:p>
          </table:table-cell>
          <table:table-cell office:value-type="float" office:value="40" calcext:value-type="float">
            <text:p>40,0</text:p>
          </table:table-cell>
          <table:table-cell office:value-type="float" office:value="12.6" calcext:value-type="float">
            <text:p>12,60 zł</text:p>
          </table:table-cell>
          <table:table-cell table:formula="of:=[.G44]*[.H44]" office:value-type="float" office:value="504" calcext:value-type="float">
            <text:p>504,00 zł</text:p>
          </table:table-cell>
          <table:table-cell table:style-name="ce11"/>
          <table:table-cell table:style-name="ce14"/>
          <table:table-cell table:number-columns-repeated="3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Dziecinne</text:p>
          </table:table-cell>
          <table:table-cell office:value-type="date" office:date-value="1991-02-05" calcext:value-type="date">
            <text:p>5 II 91</text:p>
          </table:table-cell>
          <table:table-cell office:value-type="float" office:value="35" calcext:value-type="float">
            <text:p>35,0</text:p>
          </table:table-cell>
          <table:table-cell office:value-type="float" office:value="12.1" calcext:value-type="float">
            <text:p>12,10 zł</text:p>
          </table:table-cell>
          <table:table-cell table:formula="of:=[.G45]*[.H45]" office:value-type="float" office:value="423.5" calcext:value-type="float">
            <text:p>423,50 zł</text:p>
          </table:table-cell>
          <table:table-cell/>
          <table:table-cell table:style-name="ce14"/>
          <table:table-cell table:number-columns-repeated="3"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Altma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87-09-09" calcext:value-type="date">
            <text:p>9 IX 87</text:p>
          </table:table-cell>
          <table:table-cell office:value-type="float" office:value="29.5" calcext:value-type="float">
            <text:p>29,5</text:p>
          </table:table-cell>
          <table:table-cell office:value-type="float" office:value="6.5" calcext:value-type="float">
            <text:p>6,50 zł</text:p>
          </table:table-cell>
          <table:table-cell table:formula="of:=[.G46]*[.H46]" office:value-type="float" office:value="191.75" calcext:value-type="float">
            <text:p>191,75 zł</text:p>
          </table:table-cell>
          <table:table-cell table:number-columns-repeated="5"/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Steadman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Dziecinne</text:p>
          </table:table-cell>
          <table:table-cell office:value-type="date" office:date-value="1989-08-15" calcext:value-type="date">
            <text:p>15 VIII 89</text:p>
          </table:table-cell>
          <table:table-cell office:value-type="float" office:value="40" calcext:value-type="float">
            <text:p>40,0</text:p>
          </table:table-cell>
          <table:table-cell office:value-type="float" office:value="22" calcext:value-type="float">
            <text:p>22,00 zł</text:p>
          </table:table-cell>
          <table:table-cell table:formula="of:=[.G47]*[.H47]" office:value-type="float" office:value="880" calcext:value-type="float">
            <text:p>880,00 zł</text:p>
          </table:table-cell>
          <table:table-cell table:number-columns-repeated="5"/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Connors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Dziecinne</text:p>
          </table:table-cell>
          <table:table-cell office:value-type="date" office:date-value="1987-11-04" calcext:value-type="date">
            <text:p>4 XI 87</text:p>
          </table:table-cell>
          <table:table-cell office:value-type="float" office:value="38" calcext:value-type="float">
            <text:p>38,0</text:p>
          </table:table-cell>
          <table:table-cell office:value-type="float" office:value="15.5" calcext:value-type="float">
            <text:p>15,50 zł</text:p>
          </table:table-cell>
          <table:table-cell table:formula="of:=[.G48]*[.H48]" office:value-type="float" office:value="589" calcext:value-type="float">
            <text:p>589,00 zł</text:p>
          </table:table-cell>
          <table:table-cell table:number-columns-repeated="5"/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Davies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Dziecinne</text:p>
          </table:table-cell>
          <table:table-cell office:value-type="date" office:date-value="1988-12-30" calcext:value-type="date">
            <text:p>30 XII 88</text:p>
          </table:table-cell>
          <table:table-cell office:value-type="float" office:value="32" calcext:value-type="float">
            <text:p>32,0</text:p>
          </table:table-cell>
          <table:table-cell office:value-type="float" office:value="5.5" calcext:value-type="float">
            <text:p>5,50 zł</text:p>
          </table:table-cell>
          <table:table-cell table:formula="of:=[.G49]*[.H49]" office:value-type="float" office:value="176" calcext:value-type="float">
            <text:p>176,00 zł</text:p>
          </table:table-cell>
          <table:table-cell table:number-columns-repeated="5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jdy Dziecinne</text:p>
          </table:table-cell>
          <table:table-cell office:value-type="date" office:date-value="1986-04-06" calcext:value-type="date">
            <text:p>6 IV 86</text:p>
          </table:table-cell>
          <table:table-cell office:value-type="float" office:value="25" calcext:value-type="float">
            <text:p>25,0</text:p>
          </table:table-cell>
          <table:table-cell office:value-type="float" office:value="8.52" calcext:value-type="float">
            <text:p>8,52 zł</text:p>
          </table:table-cell>
          <table:table-cell table:formula="of:=[.G50]*[.H50]" office:value-type="float" office:value="213" calcext:value-type="float">
            <text:p>213,00 zł</text:p>
          </table:table-cell>
          <table:table-cell table:number-columns-repeated="5"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87-10-28" calcext:value-type="date">
            <text:p>28 X 87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G51]*[.H51]" office:value-type="float" office:value="860" calcext:value-type="float">
            <text:p>860,00 zł</text:p>
          </table:table-cell>
          <table:table-cell table:number-columns-repeated="5"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Dominick</text:p>
          </table:table-cell>
          <table:table-cell office:value-type="string" calcext:value-type="string">
            <text:p>Mazza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Dziecinne</text:p>
          </table:table-cell>
          <table:table-cell office:value-type="date" office:date-value="1986-10-10" calcext:value-type="date">
            <text:p>10 X 86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G52]*[.H52]" office:value-type="float" office:value="860" calcext:value-type="float">
            <text:p>860,00 zł</text:p>
          </table:table-cell>
          <table:table-cell table:number-columns-repeated="5"/>
        </table:table-row>
        <table:table-row table:style-name="ro6">
          <table:table-cell office:value-type="float" office:value="60" calcext:value-type="float">
            <text:p>6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Trel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ziecinne</text:p>
          </table:table-cell>
          <table:table-cell office:value-type="date" office:date-value="1986-06-17" calcext:value-type="date">
            <text:p>17 VI 86</text:p>
          </table:table-cell>
          <table:table-cell office:value-type="float" office:value="40" calcext:value-type="float">
            <text:p>40,0</text:p>
          </table:table-cell>
          <table:table-cell office:value-type="float" office:value="8.75" calcext:value-type="float">
            <text:p>8,75 zł</text:p>
          </table:table-cell>
          <table:table-cell table:formula="of:=[.G53]*[.H53]" office:value-type="float" office:value="350" calcext:value-type="float">
            <text:p>350,00 zł</text:p>
          </table:table-cell>
          <table:table-cell table:number-columns-repeated="5"/>
        </table:table-row>
        <table:table-row table:style-name="ro6">
          <table:table-cell office:value-type="float" office:value="64" calcext:value-type="float">
            <text:p>64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ziecinne</text:p>
          </table:table-cell>
          <table:table-cell office:value-type="date" office:date-value="1988-11-23" calcext:value-type="date">
            <text:p>23 XI 88</text:p>
          </table:table-cell>
          <table:table-cell office:value-type="float" office:value="35" calcext:value-type="float">
            <text:p>35,0</text:p>
          </table:table-cell>
          <table:table-cell office:value-type="float" office:value="12.1" calcext:value-type="float">
            <text:p>12,10 zł</text:p>
          </table:table-cell>
          <table:table-cell table:formula="of:=[.G54]*[.H54]" office:value-type="float" office:value="423.5" calcext:value-type="float">
            <text:p>423,50 zł</text:p>
          </table:table-cell>
          <table:table-cell table:number-columns-repeated="5"/>
        </table:table-row>
        <table:table-row table:style-name="ro6">
          <table:table-cell office:value-type="float" office:value="69" calcext:value-type="float">
            <text:p>69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Dandrow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jdy Dziecinne</text:p>
          </table:table-cell>
          <table:table-cell office:value-type="date" office:date-value="1991-03-14" calcext:value-type="date">
            <text:p>14 III 91</text:p>
          </table:table-cell>
          <table:table-cell office:value-type="float" office:value="35" calcext:value-type="float">
            <text:p>35,0</text:p>
          </table:table-cell>
          <table:table-cell office:value-type="float" office:value="12.1" calcext:value-type="float">
            <text:p>12,10 zł</text:p>
          </table:table-cell>
          <table:table-cell table:formula="of:=[.G55]*[.H55]" office:value-type="float" office:value="423.5" calcext:value-type="float">
            <text:p>423,50 zł</text:p>
          </table:table-cell>
          <table:table-cell table:number-columns-repeated="5"/>
        </table:table-row>
        <table:table-row table:style-name="ro6">
          <table:table-cell office:value-type="float" office:value="71" calcext:value-type="float">
            <text:p>71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witzer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91-06-03" calcext:value-type="date">
            <text:p>3 VI 91</text:p>
          </table:table-cell>
          <table:table-cell office:value-type="float" office:value="29.5" calcext:value-type="float">
            <text:p>29,5</text:p>
          </table:table-cell>
          <table:table-cell office:value-type="float" office:value="13.3" calcext:value-type="float">
            <text:p>13,30 zł</text:p>
          </table:table-cell>
          <table:table-cell table:formula="of:=[.G56]*[.H56]" office:value-type="float" office:value="392.35" calcext:value-type="float">
            <text:p>392,35 zł</text:p>
          </table:table-cell>
          <table:table-cell table:number-columns-repeated="5"/>
        </table:table-row>
        <table:table-row table:style-name="ro6">
          <table:table-cell office:value-type="float" office:value="75" calcext:value-type="float">
            <text:p>75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84-08-17" calcext:value-type="date">
            <text:p>17 VIII 84</text:p>
          </table:table-cell>
          <table:table-cell office:value-type="float" office:value="29.5" calcext:value-type="float">
            <text:p>29,5</text:p>
          </table:table-cell>
          <table:table-cell office:value-type="float" office:value="16.75" calcext:value-type="float">
            <text:p>16,75 zł</text:p>
          </table:table-cell>
          <table:table-cell table:formula="of:=[.G57]*[.H57]" office:value-type="float" office:value="494.125" calcext:value-type="float">
            <text:p>494,13 zł</text:p>
          </table:table-cell>
          <table:table-cell table:number-columns-repeated="5"/>
        </table:table-row>
        <table:table-row table:style-name="ro6">
          <table:table-cell office:value-type="float" office:value="82" calcext:value-type="float">
            <text:p>82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Gibbs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89-01-23" calcext:value-type="date">
            <text:p>23 I 89</text:p>
          </table:table-cell>
          <table:table-cell office:value-type="float" office:value="29.5" calcext:value-type="float">
            <text:p>29,5</text:p>
          </table:table-cell>
          <table:table-cell office:value-type="float" office:value="15" calcext:value-type="float">
            <text:p>15,00 zł</text:p>
          </table:table-cell>
          <table:table-cell table:formula="of:=[.G58]*[.H58]" office:value-type="float" office:value="442.5" calcext:value-type="float">
            <text:p>442,50 zł</text:p>
          </table:table-cell>
          <table:table-cell table:number-columns-repeated="5"/>
        </table:table-row>
        <table:table-row table:style-name="ro6">
          <table:table-cell office:value-type="float" office:value="88" calcext:value-type="float">
            <text:p>88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79-04-19" calcext:value-type="date">
            <text:p>19 IV 79</text:p>
          </table:table-cell>
          <table:table-cell office:value-type="float" office:value="40" calcext:value-type="float">
            <text:p>40,0</text:p>
          </table:table-cell>
          <table:table-cell office:value-type="float" office:value="6.5" calcext:value-type="float">
            <text:p>6,50 zł</text:p>
          </table:table-cell>
          <table:table-cell table:formula="of:=[.G59]*[.H59]" office:value-type="float" office:value="260" calcext:value-type="float">
            <text:p>260,00 zł</text:p>
          </table:table-cell>
          <table:table-cell table:number-columns-repeated="5"/>
        </table:table-row>
        <table:table-row table:style-name="ro6">
          <table:table-cell office:value-type="float" office:value="91" calcext:value-type="float">
            <text:p>91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ziecinne</text:p>
          </table:table-cell>
          <table:table-cell office:value-type="date" office:date-value="1987-12-24" calcext:value-type="date">
            <text:p>24 XII 87</text:p>
          </table:table-cell>
          <table:table-cell office:value-type="float" office:value="40" calcext:value-type="float">
            <text:p>40,0</text:p>
          </table:table-cell>
          <table:table-cell office:value-type="float" office:value="16.75" calcext:value-type="float">
            <text:p>16,75 zł</text:p>
          </table:table-cell>
          <table:table-cell table:formula="of:=[.G60]*[.H60]" office:value-type="float" office:value="670" calcext:value-type="float">
            <text:p>670,00 zł</text:p>
          </table:table-cell>
          <table:table-cell table:number-columns-repeated="5"/>
        </table:table-row>
        <table:table-row table:style-name="ro6">
          <table:table-cell table:style-name="Default" table:number-columns-repeated="11"/>
          <table:table-cell table:number-columns-repeated="3"/>
        </table:table-row>
        <table:table-row table:style-name="ro5">
          <table:table-cell table:style-name="Default" table:number-columns-repeated="11"/>
          <table:table-cell table:number-columns-repeated="3"/>
        </table:table-row>
        <table:table-row table:style-name="ro6">
          <table:table-cell table:style-name="ce4" table:number-columns-repeated="6"/>
          <table:table-cell table:style-name="ce8" table:number-columns-repeated="5"/>
          <table:table-cell table:number-columns-repeated="3"/>
        </table:table-row>
        <table:table-row table:style-name="ro5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jdy Dziecinne</text:p>
          </table:table-cell>
          <table:table-cell office:value-type="date" office:date-value="1990-04-05" calcext:value-type="date">
            <text:p>5 IV 90</text:p>
          </table:table-cell>
          <table:table-cell office:value-type="float" office:value="32" calcext:value-type="float">
            <text:p>32,0</text:p>
          </table:table-cell>
          <table:table-cell office:value-type="float" office:value="5.5" calcext:value-type="float">
            <text:p>5,50 zł</text:p>
          </table:table-cell>
          <table:table-cell table:formula="of:=[.G65]*[.H65]" office:value-type="float" office:value="176" calcext:value-type="float">
            <text:p>176,00 zł</text:p>
          </table:table-cell>
          <table:table-cell table:style-name="ce11"/>
          <table:table-cell table:style-name="ce14"/>
          <table:table-cell table:number-columns-repeated="3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Steadman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Dziecinne</text:p>
          </table:table-cell>
          <table:table-cell office:value-type="date" office:date-value="1989-08-15" calcext:value-type="date">
            <text:p>15 VIII 89</text:p>
          </table:table-cell>
          <table:table-cell office:value-type="float" office:value="40" calcext:value-type="float">
            <text:p>40,0</text:p>
          </table:table-cell>
          <table:table-cell office:value-type="float" office:value="22" calcext:value-type="float">
            <text:p>22,00 zł</text:p>
          </table:table-cell>
          <table:table-cell table:formula="of:=[.G66]*[.H66]" office:value-type="float" office:value="880" calcext:value-type="float">
            <text:p>880,00 zł</text:p>
          </table:table-cell>
          <table:table-cell table:number-columns-repeated="5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Davies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Dziecinne</text:p>
          </table:table-cell>
          <table:table-cell office:value-type="date" office:date-value="1988-12-30" calcext:value-type="date">
            <text:p>30 XII 88</text:p>
          </table:table-cell>
          <table:table-cell office:value-type="float" office:value="32" calcext:value-type="float">
            <text:p>32,0</text:p>
          </table:table-cell>
          <table:table-cell office:value-type="float" office:value="5.5" calcext:value-type="float">
            <text:p>5,50 zł</text:p>
          </table:table-cell>
          <table:table-cell table:formula="of:=[.G67]*[.H67]" office:value-type="float" office:value="176" calcext:value-type="float">
            <text:p>176,00 zł</text:p>
          </table:table-cell>
          <table:table-cell table:number-columns-repeated="5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ziecinne</text:p>
          </table:table-cell>
          <table:table-cell office:value-type="date" office:date-value="1988-11-23" calcext:value-type="date">
            <text:p>23 XI 88</text:p>
          </table:table-cell>
          <table:table-cell office:value-type="float" office:value="35" calcext:value-type="float">
            <text:p>35,0</text:p>
          </table:table-cell>
          <table:table-cell office:value-type="float" office:value="12.1" calcext:value-type="float">
            <text:p>12,10 zł</text:p>
          </table:table-cell>
          <table:table-cell table:formula="of:=[.G68]*[.H68]" office:value-type="float" office:value="423.5" calcext:value-type="float">
            <text:p>423,50 zł</text:p>
          </table:table-cell>
          <table:table-cell table:number-columns-repeated="5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Gibbs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office:value-type="date" office:date-value="1989-01-23" calcext:value-type="date">
            <text:p>23 I 89</text:p>
          </table:table-cell>
          <table:table-cell office:value-type="float" office:value="29.5" calcext:value-type="float">
            <text:p>29,5</text:p>
          </table:table-cell>
          <table:table-cell office:value-type="float" office:value="15" calcext:value-type="float">
            <text:p>15,00 zł</text:p>
          </table:table-cell>
          <table:table-cell table:formula="of:=[.G69]*[.H69]" office:value-type="float" office:value="442.5" calcext:value-type="float">
            <text:p>442,50 zł</text:p>
          </table:table-cell>
          <table:table-cell table:number-columns-repeated="5"/>
        </table:table-row>
        <table:table-row table:style-name="ro5">
          <table:table-cell table:style-name="Default" table:number-columns-repeated="8"/>
          <table:table-cell table:style-name="Default" table:formula="of:=MAX([.I65:.I69])" office:value-type="float" office:value="880" calcext:value-type="float">
            <text:p>880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  <table:database-ranges>
        <table:database-range table:name="__Anonymous_Sheet_DB__1" table:target-range-address="Lista.A1:Lista.K95" table:orientation="column">
          <table:filter table:target-range-address="Arkusz5.A36" table:condition-source-range-address="Lista.P1:Lista.P2">
            <table:filter-and>
              <table:filter-condition table:field-number="4" table:value="Rajdy Dziecinne" table:operator="="/>
            </table:filter-and>
          </table:filter>
        </table:database-range>
        <table:database-range table:name="__Anonymous_Sheet_DB__3" table:target-range-address="Arkusz4.A30:Arkusz4.K60" table:orientation="column"/>
        <table:database-range table:name="__Anonymous_Sheet_DB__4" table:target-range-address="Arkusz5.A64:Arkusz5.K6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0:37:06.99351342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9-05-22T10:48:06.467354019</dc:date>
    <meta:editing-cycles>49</meta:editing-cycles>
    <meta:editing-duration>PT54M55S</meta:editing-duration>
    <meta:generator>LibreOffice/6.0.7.3$Linux_X86_64 LibreOffice_project/00m0$Build-3</meta:generator>
    <meta:document-statistic meta:table-count="5" meta:cell-count="2160" meta:object-count="0"/>
  </office:meta>
</office:document-meta>
</file>